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427000001D8F15A104ED15BFC5C.png" manifest:media-type="image/png"/>
  <manifest:file-entry manifest:full-path="Pictures/10000201000002C50000009EBCAAF47B52F1F777.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Helvetica" svg:font-family="Helvetica"/>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6.9035in" table:align="left" style:writing-mode="lr-tb"/>
    </style:style>
    <style:style style:name="Table1.A" style:family="table-column">
      <style:table-column-properties style:column-width="0.9194in"/>
    </style:style>
    <style:style style:name="Table1.B" style:family="table-column">
      <style:table-column-properties style:column-width="1.3785in"/>
    </style:style>
    <style:style style:name="Table1.C" style:family="table-column">
      <style:table-column-properties style:column-width="4.6056in"/>
    </style:style>
    <style:style style:name="Table1.1" style:family="table-row">
      <style:table-row-properties style:min-row-height="0.2451in" fo:keep-together="always"/>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 style:family="table-cell">
      <style:table-cell-properties style:vertical-align="top" fo:padding-left="0.075in" fo:padding-right="0.075in" fo:padding-top="0in" fo:padding-bottom="0in" fo:border="0.5pt solid #000000" style:writing-mode="lr-tb"/>
    </style:style>
    <style:style style:name="Table1.2" style:family="table-row">
      <style:table-row-properties style:min-row-height="0.2722in" fo:keep-together="always"/>
    </style:style>
    <style:style style:name="Table1.3" style:family="table-row">
      <style:table-row-properties style:min-row-height="0.3028in" fo:keep-together="always"/>
    </style:style>
    <style:style style:name="Table1.A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 style:family="table">
      <style:table-properties style:width="6.9896in" fo:margin-left="0.0104in" fo:margin-right="0in" table:align="margins" style:writing-mode="lr-tb"/>
    </style:style>
    <style:style style:name="Table2.A" style:family="table-column">
      <style:table-column-properties style:column-width="0.8021in" style:rel-column-width="7520*"/>
    </style:style>
    <style:style style:name="Table2.B" style:family="table-column">
      <style:table-column-properties style:column-width="6.1875in" style:rel-column-width="58015*"/>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1" style:family="table-cell">
      <style:table-cell-properties style:vertical-align="top" fo:padding-left="0.075in" fo:padding-right="0.075in" fo:padding-top="0in" fo:padding-bottom="0in" fo:border="0.5pt solid #000000" style:writing-mode="lr-tb"/>
    </style:style>
    <style:style style:name="Table2.A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6"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P1" style:family="paragraph" style:parent-style-name="Abstract">
      <style:text-properties fo:font-size="10pt" fo:font-weight="normal" officeooo:rsid="0018f655" officeooo:paragraph-rsid="0018f655" style:font-size-asian="10pt" style:font-weight-asian="normal" style:font-size-complex="10pt" style:font-weight-complex="normal"/>
    </style:style>
    <style:style style:name="P2" style:family="paragraph" style:parent-style-name="CellBody">
      <style:paragraph-properties style:snap-to-layout-grid="false"/>
      <style:text-properties fo:color="#000000" fo:font-style="italic" officeooo:rsid="0018f655" officeooo:paragraph-rsid="0018f655" style:font-style-asian="italic"/>
    </style:style>
    <style:style style:name="P3" style:family="paragraph" style:parent-style-name="Body">
      <style:text-properties officeooo:rsid="0018f655" officeooo:paragraph-rsid="0018f655"/>
    </style:style>
    <style:style style:name="P4" style:family="paragraph" style:parent-style-name="Body">
      <style:text-properties officeooo:rsid="001a3e04" officeooo:paragraph-rsid="00218023"/>
    </style:style>
    <style:style style:name="P5" style:family="paragraph" style:parent-style-name="Body">
      <style:text-properties fo:font-style="normal" style:font-style-asian="normal" style:font-style-complex="normal"/>
    </style:style>
    <style:style style:name="P6" style:family="paragraph" style:parent-style-name="Heading_20_2">
      <style:text-properties fo:font-style="normal" style:font-style-asian="normal" style:font-style-complex="normal"/>
    </style:style>
    <style:style style:name="P7" style:family="paragraph" style:parent-style-name="Body">
      <style:text-properties officeooo:rsid="00218023" officeooo:paragraph-rsid="00218023"/>
    </style:style>
    <style:style style:name="P8" style:family="paragraph" style:parent-style-name="Body">
      <style:text-properties officeooo:rsid="001c3428" officeooo:paragraph-rsid="00218023"/>
    </style:style>
    <style:style style:name="P9" style:family="paragraph" style:parent-style-name="Heading_20_2">
      <style:text-properties officeooo:rsid="001de92e" officeooo:paragraph-rsid="001de92e"/>
    </style:style>
    <style:style style:name="P10" style:family="paragraph" style:parent-style-name="Body">
      <style:text-properties officeooo:rsid="001de92e" officeooo:paragraph-rsid="001de92e"/>
    </style:style>
    <style:style style:name="P11" style:family="paragraph" style:parent-style-name="Heading_20_2">
      <style:text-properties officeooo:rsid="001ec5fc" officeooo:paragraph-rsid="001ec5fc"/>
    </style:style>
    <style:style style:name="P12" style:family="paragraph" style:parent-style-name="Body">
      <style:text-properties officeooo:rsid="001ec5fc" officeooo:paragraph-rsid="0026cd4b"/>
    </style:style>
    <style:style style:name="P13" style:family="paragraph" style:parent-style-name="Body" style:list-style-name="L1">
      <style:text-properties officeooo:rsid="0024ffc7" officeooo:paragraph-rsid="0024ffc7"/>
    </style:style>
    <style:style style:name="P14" style:family="paragraph" style:parent-style-name="Body" style:list-style-name="L1"/>
    <style:style style:name="P15" style:family="paragraph" style:parent-style-name="Heading_20_3" style:list-style-name="L1"/>
    <style:style style:name="P16" style:family="paragraph" style:parent-style-name="Standard" style:list-style-name="L1"/>
    <style:style style:name="P17" style:family="paragraph" style:parent-style-name="CellBody">
      <style:paragraph-properties fo:keep-with-next="always" style:snap-to-layout-grid="false"/>
      <style:text-properties officeooo:rsid="0024ffc7" officeooo:paragraph-rsid="0024ffc7"/>
    </style:style>
    <style:style style:name="P18" style:family="paragraph" style:parent-style-name="CellBody">
      <style:paragraph-properties fo:keep-with-next="always" style:snap-to-layout-grid="false"/>
    </style:style>
    <style:style style:name="P19" style:family="paragraph" style:parent-style-name="CellBody">
      <style:text-properties officeooo:rsid="0024ffc7" officeooo:paragraph-rsid="0024ffc7"/>
    </style:style>
    <style:style style:name="P20" style:family="paragraph" style:parent-style-name="Standard">
      <style:paragraph-properties fo:margin-top="0.111in" fo:margin-bottom="0in" loext:contextual-spacing="false"/>
    </style:style>
    <style:style style:name="P21" style:family="paragraph" style:parent-style-name="Abstract">
      <style:text-properties fo:font-size="10pt" fo:font-weight="normal" officeooo:rsid="0018f655" officeooo:paragraph-rsid="0018f655" style:font-size-asian="10pt" style:font-weight-asian="normal" style:font-size-complex="10pt" style:font-weight-complex="normal"/>
    </style:style>
    <style:style style:name="P22" style:family="paragraph" style:parent-style-name="Abstract">
      <style:text-properties fo:font-size="16pt" fo:font-weight="bold" style:font-size-asian="16pt" style:font-weight-asian="bold"/>
    </style:style>
    <style:style style:name="P23" style:family="paragraph" style:parent-style-name="CellBody">
      <style:paragraph-properties style:snap-to-layout-grid="false"/>
      <style:text-properties fo:color="#000000" fo:font-style="italic" officeooo:rsid="0018f655" officeooo:paragraph-rsid="0018f655" style:font-style-asian="italic"/>
    </style:style>
    <style:style style:name="P24" style:family="paragraph" style:parent-style-name="CellBody">
      <style:paragraph-properties style:snap-to-layout-grid="false"/>
      <style:text-properties fo:color="#000000" fo:font-style="italic" style:font-style-asian="italic"/>
    </style:style>
    <style:style style:name="P25" style:family="paragraph" style:parent-style-name="CellBody">
      <style:text-properties officeooo:rsid="0024ffc7" officeooo:paragraph-rsid="0024ffc7"/>
    </style:style>
    <style:style style:name="P26" style:family="paragraph" style:parent-style-name="CellBody">
      <style:paragraph-properties style:snap-to-layout-grid="false"/>
    </style:style>
    <style:style style:name="P27" style:family="paragraph" style:parent-style-name="Body">
      <style:text-properties fo:font-style="normal" officeooo:rsid="001a3e04" officeooo:paragraph-rsid="00218023" style:font-style-asian="normal" style:font-style-complex="normal"/>
    </style:style>
    <style:style style:name="P28" style:family="paragraph" style:parent-style-name="Body">
      <style:text-properties officeooo:rsid="001de92e" officeooo:paragraph-rsid="001de92e"/>
    </style:style>
    <style:style style:name="P29" style:family="paragraph" style:parent-style-name="Body">
      <style:text-properties fo:language="en" fo:country="GB"/>
    </style:style>
    <style:style style:name="P30" style:family="paragraph" style:parent-style-name="Body">
      <style:text-properties officeooo:rsid="001d0dd6" officeooo:paragraph-rsid="00218023"/>
    </style:style>
    <style:style style:name="P31" style:family="paragraph" style:parent-style-name="Body">
      <style:text-properties officeooo:rsid="0021b48b" officeooo:paragraph-rsid="0021b48b"/>
    </style:style>
    <style:style style:name="P32" style:family="paragraph" style:parent-style-name="Body">
      <style:text-properties officeooo:rsid="00232be5" officeooo:paragraph-rsid="00232be5"/>
    </style:style>
    <style:style style:name="P33" style:family="paragraph" style:parent-style-name="Body">
      <style:text-properties fo:color="#ed1c24" officeooo:rsid="001de92e" officeooo:paragraph-rsid="001de92e"/>
    </style:style>
    <style:style style:name="P34" style:family="paragraph" style:parent-style-name="CellBody">
      <style:paragraph-properties fo:keep-with-next="always" style:snap-to-layout-grid="false"/>
      <style:text-properties officeooo:rsid="0024ffc7" officeooo:paragraph-rsid="0024ffc7"/>
    </style:style>
    <style:style style:name="P35" style:family="paragraph" style:parent-style-name="CellBody">
      <style:paragraph-properties fo:keep-with-next="always" style:snap-to-layout-grid="false"/>
    </style:style>
    <style:style style:name="P36" style:family="paragraph" style:parent-style-name="CellHeading">
      <style:paragraph-properties fo:text-align="center" style:justify-single-word="false" fo:keep-with-next="always" style:snap-to-layout-grid="false"/>
      <style:text-properties fo:language="fr" fo:country="FR"/>
    </style:style>
    <style:style style:name="P37" style:family="paragraph" style:parent-style-name="Standard">
      <style:text-properties fo:color="#ff0000" fo:font-style="italic" fo:font-weight="bold" style:font-style-asian="italic" style:font-weight-asian="bold"/>
    </style:style>
    <style:style style:name="P38" style:family="paragraph" style:parent-style-name="Contents_20_2">
      <style:paragraph-properties>
        <style:tab-stops>
          <style:tab-stop style:position="5.7in" style:leader-style="dotted" style:leader-text="."/>
          <style:tab-stop style:position="6.2in" style:type="right" style:leader-style="dotted" style:leader-text="."/>
        </style:tab-stops>
      </style:paragraph-properties>
    </style:style>
    <style:style style:name="P39" style:family="paragraph" style:parent-style-name="Contents_20_3">
      <style:paragraph-properties>
        <style:tab-stops>
          <style:tab-stop style:position="5.4in" style:leader-style="dotted" style:leader-text="."/>
          <style:tab-stop style:position="5.9in" style:type="right" style:leader-style="dotted" style:leader-text="."/>
        </style:tab-stops>
      </style:paragraph-properties>
    </style:style>
    <style:style style:name="P40" style:family="paragraph" style:parent-style-name="Contents_20_1">
      <style:paragraph-properties>
        <style:tab-stops>
          <style:tab-stop style:position="6in" style:leader-style="dotted" style:leader-text="."/>
          <style:tab-stop style:position="6.5in" style:type="right" style:leader-style="dotted" style:leader-text="."/>
        </style:tab-stops>
      </style:paragraph-properties>
    </style:style>
    <style:style style:name="P41" style:family="paragraph" style:parent-style-name="Body">
      <style:text-properties officeooo:rsid="001a3e04" officeooo:paragraph-rsid="00218023"/>
    </style:style>
    <style:style style:name="P42" style:family="paragraph" style:parent-style-name="Body" style:list-style-name="L1"/>
    <style:style style:name="P43" style:family="paragraph" style:parent-style-name="Body" style:list-style-name="L1">
      <style:text-properties officeooo:rsid="0024ffc7" officeooo:paragraph-rsid="0024ffc7"/>
    </style:style>
    <style:style style:name="P44" style:family="paragraph" style:parent-style-name="Body" style:list-style-name="L1">
      <style:text-properties officeooo:rsid="0024ffc7" officeooo:paragraph-rsid="0028ae53"/>
    </style:style>
    <style:style style:name="P45" style:family="paragraph" style:parent-style-name="Body" style:list-style-name="L1">
      <style:text-properties officeooo:rsid="00329a23" officeooo:paragraph-rsid="003832e3"/>
    </style:style>
    <style:style style:name="P46" style:family="paragraph" style:parent-style-name="Body" style:list-style-name="L1">
      <style:text-properties officeooo:rsid="0030ca6e" officeooo:paragraph-rsid="0030ca6e"/>
    </style:style>
    <style:style style:name="P47" style:family="paragraph" style:parent-style-name="Body">
      <style:text-properties officeooo:rsid="0018f655" officeooo:paragraph-rsid="0018f655"/>
    </style:style>
    <style:style style:name="P48" style:family="paragraph" style:parent-style-name="Body">
      <style:text-properties officeooo:rsid="00218023" officeooo:paragraph-rsid="00218023"/>
    </style:style>
    <style:style style:name="P49" style:family="paragraph" style:parent-style-name="Body">
      <style:text-properties officeooo:rsid="001c3428" officeooo:paragraph-rsid="00218023"/>
    </style:style>
    <style:style style:name="P50" style:family="paragraph" style:parent-style-name="Body">
      <style:text-properties officeooo:rsid="001de92e" officeooo:paragraph-rsid="001de92e"/>
    </style:style>
    <style:style style:name="P51" style:family="paragraph" style:parent-style-name="Body">
      <style:text-properties fo:font-style="normal" style:font-style-asian="normal" style:font-style-complex="normal"/>
    </style:style>
    <style:style style:name="P52" style:family="paragraph" style:parent-style-name="Body">
      <style:text-properties officeooo:rsid="001ec5fc" officeooo:paragraph-rsid="0026cd4b"/>
    </style:style>
    <style:style style:name="P53" style:family="paragraph" style:parent-style-name="Body">
      <style:text-properties officeooo:rsid="001ec5fc" officeooo:paragraph-rsid="00394af5"/>
    </style:style>
    <style:style style:name="P54" style:family="paragraph" style:parent-style-name="Body" style:list-style-name="L1">
      <style:text-properties officeooo:rsid="0037ca53" officeooo:paragraph-rsid="0037ca53"/>
    </style:style>
    <style:style style:name="P55" style:family="paragraph" style:parent-style-name="Body" style:list-style-name="L1">
      <style:text-properties officeooo:rsid="003832e3" officeooo:paragraph-rsid="003832e3"/>
    </style:style>
    <style:style style:name="P56" style:family="paragraph" style:parent-style-name="Body">
      <style:text-properties officeooo:rsid="003b4244" officeooo:paragraph-rsid="003b4244"/>
    </style:style>
    <style:style style:name="P57" style:family="paragraph" style:parent-style-name="Body">
      <style:text-properties officeooo:rsid="0041c5b7" officeooo:paragraph-rsid="0041c5b7"/>
    </style:style>
    <style:style style:name="P58" style:family="paragraph" style:parent-style-name="Body" style:list-style-name="L2">
      <style:text-properties officeooo:rsid="0045b363" officeooo:paragraph-rsid="0045b363"/>
    </style:style>
    <style:style style:name="P59" style:family="paragraph" style:parent-style-name="Heading_20_1">
      <style:paragraph-properties fo:break-before="page"/>
      <style:text-properties fo:language="fr" fo:country="FR"/>
    </style:style>
    <style:style style:name="P60" style:family="paragraph" style:parent-style-name="Standard" style:list-style-name="L1"/>
    <style:style style:name="P61" style:family="paragraph" style:parent-style-name="Heading_20_2">
      <style:text-properties fo:font-style="normal" style:font-style-asian="normal" style:font-style-complex="normal"/>
    </style:style>
    <style:style style:name="P62" style:family="paragraph" style:parent-style-name="Heading_20_2">
      <style:text-properties officeooo:rsid="001de92e" officeooo:paragraph-rsid="001de92e"/>
    </style:style>
    <style:style style:name="P63" style:family="paragraph" style:parent-style-name="Heading_20_2">
      <style:text-properties officeooo:rsid="001ec5fc" officeooo:paragraph-rsid="001ec5fc"/>
    </style:style>
    <style:style style:name="P64" style:family="paragraph" style:parent-style-name="Heading_20_2">
      <style:text-properties fo:language="fr" fo:country="FR"/>
    </style:style>
    <style:style style:name="P65" style:family="paragraph" style:parent-style-name="Heading_20_2">
      <style:text-properties officeooo:rsid="003b4244" officeooo:paragraph-rsid="003b4244"/>
    </style:style>
    <style:style style:name="P66" style:family="paragraph" style:parent-style-name="Heading_20_2">
      <style:text-properties officeooo:rsid="0040be6f" officeooo:paragraph-rsid="0040be6f"/>
    </style:style>
    <style:style style:name="P67" style:family="paragraph" style:parent-style-name="Heading_20_3" style:list-style-name="L1"/>
    <style:style style:name="P68" style:family="paragraph" style:parent-style-name="Heading_20_3">
      <style:text-properties officeooo:rsid="001de92e" officeooo:paragraph-rsid="001de92e"/>
    </style:style>
    <style:style style:name="P69" style:family="paragraph" style:parent-style-name="Heading_20_3">
      <style:text-properties officeooo:rsid="003832e3" officeooo:paragraph-rsid="003832e3"/>
    </style:style>
    <style:style style:name="P70" style:family="paragraph" style:parent-style-name="Heading_20_3">
      <style:text-properties officeooo:rsid="0042f31b" officeooo:paragraph-rsid="0042f31b"/>
    </style:style>
    <style:style style:name="P71" style:family="paragraph" style:parent-style-name="Document_20_Title" style:master-page-name="First_20_Page">
      <style:paragraph-properties style:page-number="auto"/>
      <style:text-properties fo:font-size="10pt" fo:font-style="italic" style:font-size-asian="10pt" style:font-style-asian="italic"/>
    </style:style>
    <style:style style:name="P72" style:family="paragraph" style:parent-style-name="Abstract">
      <style:text-properties fo:font-size="10pt" fo:font-weight="normal" officeooo:rsid="0018f655" officeooo:paragraph-rsid="0018f655" style:font-size-asian="10pt" style:font-weight-asian="normal" style:font-size-complex="10pt" style:font-weight-complex="normal"/>
    </style:style>
    <style:style style:name="P73" style:family="paragraph" style:parent-style-name="CellBody">
      <style:paragraph-properties style:snap-to-layout-grid="false"/>
      <style:text-properties fo:color="#000000" fo:font-style="italic" officeooo:rsid="0018f655" officeooo:paragraph-rsid="0018f655" style:font-style-asian="italic"/>
    </style:style>
    <style:style style:name="P74" style:family="paragraph" style:parent-style-name="CellBody">
      <style:paragraph-properties style:snap-to-layout-grid="false"/>
      <style:text-properties fo:color="#000000" fo:font-style="italic" officeooo:rsid="00394af5" officeooo:paragraph-rsid="00394af5" style:font-style-asian="italic"/>
    </style:style>
    <style:style style:name="P75" style:family="paragraph" style:parent-style-name="CellBody">
      <style:text-properties officeooo:rsid="0024ffc7" officeooo:paragraph-rsid="0024ffc7"/>
    </style:style>
    <style:style style:name="P76" style:family="paragraph" style:parent-style-name="CellBody">
      <style:paragraph-properties style:snap-to-layout-grid="false"/>
      <style:text-properties officeooo:rsid="00394af5" officeooo:paragraph-rsid="00394af5"/>
    </style:style>
    <style:style style:name="P77" style:family="paragraph" style:parent-style-name="CellBody">
      <style:paragraph-properties fo:keep-with-next="always" style:snap-to-layout-grid="false"/>
      <style:text-properties officeooo:rsid="0024ffc7" officeooo:paragraph-rsid="0024ffc7"/>
    </style:style>
    <style:style style:name="P78" style:family="paragraph" style:parent-style-name="CellBody">
      <style:paragraph-properties fo:keep-with-next="always" style:snap-to-layout-grid="false"/>
    </style:style>
    <style:style style:name="P79" style:family="paragraph" style:parent-style-name="Definition_20_Term" style:list-style-name="WW8Num3"/>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style style:name="T4" style:family="text">
      <style:text-properties officeooo:rsid="001a3e04"/>
    </style:style>
    <style:style style:name="T5" style:family="text">
      <style:text-properties fo:color="#000000" style:text-underline-style="solid" style:text-underline-width="auto" style:text-underline-color="font-color"/>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fo:font-style="normal" officeooo:rsid="001c3428" style:font-style-asian="normal" style:font-style-complex="normal"/>
    </style:style>
    <style:style style:name="T9" style:family="text">
      <style:text-properties fo:font-style="normal" officeooo:rsid="001d0dd6" style:font-style-asian="normal" style:font-style-complex="normal"/>
    </style:style>
    <style:style style:name="T10" style:family="text">
      <style:text-properties fo:font-style="normal" officeooo:rsid="00218023" style:font-style-asian="normal" style:font-style-complex="normal"/>
    </style:style>
    <style:style style:name="T11" style:family="text">
      <style:text-properties fo:font-style="normal" officeooo:rsid="0021b48b" style:font-style-asian="normal" style:font-style-complex="normal"/>
    </style:style>
    <style:style style:name="T12" style:family="text">
      <style:text-properties fo:font-style="normal" officeooo:rsid="00232be5" style:font-style-asian="normal" style:font-style-complex="normal"/>
    </style:style>
    <style:style style:name="T13" style:family="text">
      <style:text-properties fo:font-style="normal" officeooo:rsid="0028ae53" style:font-style-asian="normal" style:font-style-complex="normal"/>
    </style:style>
    <style:style style:name="T14" style:family="text">
      <style:text-properties fo:font-style="normal" officeooo:rsid="002bcb9a" style:font-style-asian="normal" style:font-style-complex="normal"/>
    </style:style>
    <style:style style:name="T15" style:family="text">
      <style:text-properties officeooo:rsid="001a3e04"/>
    </style:style>
    <style:style style:name="T16" style:family="text">
      <style:text-properties fo:color="#000000" style:text-underline-style="solid" style:text-underline-width="auto" style:text-underline-color="font-color"/>
    </style:style>
    <style:style style:name="T17" style:family="text">
      <style:text-properties fo:color="#000000" style:font-name="Arial"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T18" style:family="text">
      <style:text-properties fo:font-size="14pt" fo:font-weight="normal" style:font-size-asian="14pt" style:font-weight-asian="normal"/>
    </style:style>
    <style:style style:name="T19" style:family="text">
      <style:text-properties style:font-name="Courier New"/>
    </style:style>
    <style:style style:name="T20" style:family="text">
      <style:text-properties officeooo:rsid="0024ffc7"/>
    </style:style>
    <style:style style:name="T21" style:family="text">
      <style:text-properties officeooo:rsid="0026cd4b"/>
    </style:style>
    <style:style style:name="T22" style:family="text">
      <style:text-properties officeooo:rsid="0028ae53"/>
    </style:style>
    <style:style style:name="T23" style:family="text">
      <style:text-properties officeooo:rsid="0035110a"/>
    </style:style>
    <style:style style:name="T24" style:family="text">
      <style:text-properties officeooo:rsid="003771a4"/>
    </style:style>
    <style:style style:name="T25" style:family="text">
      <style:text-properties officeooo:rsid="003832e3"/>
    </style:style>
    <style:style style:name="T26" style:family="text">
      <style:text-properties fo:color="#ed1c24" officeooo:rsid="003832e3"/>
    </style:style>
    <style:style style:name="T27" style:family="text">
      <style:text-properties officeooo:rsid="00394af5"/>
    </style:style>
    <style:style style:name="T28" style:family="text">
      <style:text-properties officeooo:rsid="0041c5b7"/>
    </style:style>
    <style:style style:name="T29" style:family="text">
      <style:text-properties officeooo:rsid="0042f31b"/>
    </style:style>
    <style:style style:name="T30" style:family="text">
      <style:text-properties officeooo:rsid="00449e30"/>
    </style:style>
    <style:style style:name="T31" style:family="text">
      <style:text-properties officeooo:rsid="0045b363"/>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track-changes="false">
        <text:changed-region xml:id="ct188406488" text:id="ct188406488">
          <text:deletion>
            <office:change-info>
              <dc:creator>Unknown Author</dc:creator>
              <dc:date>2018-08-25T17:50:13</dc:date>
            </office:change-info>
            <text:p text:style-name="P1">OSGi Configuration Admin is a slightly pedantic but highly effective flexible standardized model to configure applications. This RFP seeks a solution to carry configuration information in a bundle.</text:p>
          </text:deletion>
        </text:changed-region>
        <text:changed-region xml:id="ct188407448" text:id="ct188407448">
          <text:insertion>
            <office:change-info>
              <dc:creator>Unknown Author</dc:creator>
              <dc:date>2018-08-25T17:51:40</dc:date>
            </office:change-info>
          </text:insertion>
        </text:changed-region>
        <text:changed-region xml:id="ct188407688" text:id="ct188407688">
          <text:insertion>
            <office:change-info>
              <dc:creator>Unknown Author</dc:creator>
              <dc:date>2018-08-25T17:52:09</dc:date>
            </office:change-info>
          </text:insertion>
        </text:changed-region>
        <text:changed-region xml:id="ct188406728" text:id="ct188406728">
          <text:insertion>
            <office:change-info>
              <dc:creator>Unknown Author</dc:creator>
              <dc:date>2018-08-25T17:53:05</dc:date>
            </office:change-info>
          </text:insertion>
        </text:changed-region>
        <text:changed-region xml:id="ct188408048" text:id="ct188408048">
          <text:deletion>
            <office:change-info>
              <dc:creator>Unknown Author</dc:creator>
              <dc:date>2018-08-25T17:55:06</dc:date>
            </office:change-info>
            <text:p text:style-name="P2">11/28/14</text:p>
          </text:deletion>
        </text:changed-region>
        <text:changed-region xml:id="ct188408528" text:id="ct188408528">
          <text:insertion>
            <office:change-info>
              <dc:creator>Unknown Author</dc:creator>
              <dc:date>2018-08-25T17:55:06</dc:date>
            </office:change-info>
          </text:insertion>
        </text:changed-region>
        <text:changed-region xml:id="ct188407328" text:id="ct188407328">
          <text:deletion>
            <office:change-info>
              <dc:creator>Unknown Author</dc:creator>
              <dc:date>2018-08-25T17:54:35</dc:date>
            </office:change-info>
            <text:p text:style-name="P2">Peter.Kriens@aQute.biz</text:p>
          </text:deletion>
        </text:changed-region>
        <text:changed-region xml:id="ct188408768" text:id="ct188408768">
          <text:insertion>
            <office:change-info>
              <dc:creator>Unknown Author</dc:creator>
              <dc:date>2018-08-25T17:54:35</dc:date>
            </office:change-info>
          </text:insertion>
        </text:changed-region>
        <text:changed-region xml:id="ct188405768" text:id="ct188405768">
          <text:deletion>
            <office:change-info>
              <dc:creator>Unknown Author</dc:creator>
              <dc:date>2018-08-25T17:56:32</dc:date>
            </office:change-info>
            <text:p text:style-name="P3">This RFP originates from the OSGi enRoute work. In this project, a number of services were identified, designed and implemented based on their needs for web based applications. This document analyzes the application domain and defines the problem that needs to be solved. </text:p>
            <text:p text:style-name="P3">This RFP discusses the Configurer, an extender that allows the storage of configuration data in a bundle.</text:p>
          </text:deletion>
        </text:changed-region>
        <text:changed-region xml:id="ct188409008" text:id="ct188409008">
          <text:insertion>
            <office:change-info>
              <dc:creator>Unknown Author</dc:creator>
              <dc:date>2018-08-25T17:56:32</dc:date>
            </office:change-info>
          </text:insertion>
        </text:changed-region>
        <text:changed-region xml:id="ct188407568" text:id="ct188407568">
          <text:insertion>
            <office:change-info>
              <dc:creator>Unknown Author</dc:creator>
              <dc:date>2018-08-25T17:57:00</dc:date>
            </office:change-info>
          </text:insertion>
        </text:changed-region>
        <text:changed-region xml:id="ct601694976" text:id="ct601694976">
          <text:insertion>
            <office:change-info>
              <dc:creator>Unknown Author</dc:creator>
              <dc:date>2018-08-25T17:57:00</dc:date>
            </office:change-info>
          </text:insertion>
        </text:changed-region>
        <text:changed-region xml:id="ct188408888" text:id="ct188408888">
          <text:insertion>
            <office:change-info>
              <dc:creator>Unknown Author</dc:creator>
              <dc:date>2018-08-25T17:58:02</dc:date>
            </office:change-info>
          </text:insertion>
        </text:changed-region>
        <text:changed-region xml:id="ct188408408" text:id="ct188408408">
          <text:insertion>
            <office:change-info>
              <dc:creator>Unknown Author</dc:creator>
              <dc:date>2018-08-25T18:00:07</dc:date>
            </office:change-info>
          </text:insertion>
        </text:changed-region>
        <text:changed-region xml:id="ct188405528" text:id="ct188405528">
          <text:insertion>
            <office:change-info>
              <dc:creator>Unknown Author</dc:creator>
              <dc:date>2018-08-25T18:01:27</dc:date>
            </office:change-info>
          </text:insertion>
        </text:changed-region>
        <text:changed-region xml:id="ct188407808" text:id="ct188407808">
          <text:insertion>
            <office:change-info>
              <dc:creator>Unknown Author</dc:creator>
              <dc:date>2018-08-25T18:02:00</dc:date>
            </office:change-info>
          </text:insertion>
        </text:changed-region>
        <text:changed-region xml:id="ct188407928" text:id="ct188407928">
          <text:insertion>
            <office:change-info>
              <dc:creator>Unknown Author</dc:creator>
              <dc:date>2018-08-25T18:03:02</dc:date>
            </office:change-info>
          </text:insertion>
        </text:changed-region>
        <text:changed-region xml:id="ct188408168" text:id="ct188408168">
          <text:deletion>
            <office:change-info>
              <dc:creator>Unknown Author</dc:creator>
              <dc:date>2018-08-25T18:04:07</dc:date>
            </office:change-info>
            <text:p text:style-name="P4">OSGi provides a standardized model to provide bundles with <text:span text:style-name="T1">confgurations</text:span>. This is specified <text:span text:style-name="T2">in the Configuration Admin specification. In this specification, A configuration is identified by a persistent identity (</text:span><text:span text:style-name="T1">PID)</text:span><text:span text:style-name="T2">. A PID is a unique token, recommended to be conforming to the symbolic name syntax. A configuration consists of a set of </text:span><text:span text:style-name="T1">properties</text:span><text:span text:style-name="T2">, where a property consists of a string </text:span><text:span text:style-name="T1">key</text:span><text:span text:style-name="T2"> and a corresponding </text:span><text:span text:style-name="T1">value</text:span><text:span text:style-name="T2">. The type of the value is limited to the primitive types and their wrappers, Strings, or Java Arrays/List/Vector of these. </text:span></text:p>
            <text:p text:style-name="P5">Sometimes it is necessary to store binary large objects (BLOB) in configuration. For example, a keystore with certificates. Since configuration admin is not suitable for this, these BLOBs are often stored on the files system. The application developers then must manage the life cycles of these files.</text:p>
            <text:p text:style-name="Body"><text:span text:style-name="T2">Configurations can be grouped with a factory PID. Configurations with a factory PID are called </text:span><text:span text:style-name="T1">factory</text:span><text:span text:style-name="T2"> configurations and without it they are called </text:span><text:span text:style-name="T1">singleton</text:span><text:span text:style-name="T2"> configurations.</text:span></text:p>
            <text:p text:style-name="Body"><text:span text:style-name="T2">The original specification specified that the configurations were sent to a Managed Service for the singletons and Managed Service Factory services for the factory instances. However, over time </text:span><text:span text:style-name="T1">component models</text:span><text:span text:style-name="T2"> became popular and a component can rely on configuration. For example, Declarative Services is tightly integrated with Configuration Admin. For these heavy users of configurations a </text:span><text:span text:style-name="T1">Configuration Listener</text:span><text:span text:style-name="T2"> whiteboard service was added. Configuration update, delete, and bundle location change events are forwarded to this whiteboard service on a background thread. </text:span></text:p>
            <text:h text:style-name="P6" text:outline-level="2">Coordination</text:h>
            <text:p text:style-name="Body"><text:span text:style-name="T2">In OSGi, the </text:span><text:span text:style-name="T1">management agent</text:span><text:span text:style-name="T2"> creates and deletes configurations through the Configuration Admin service. Appropriate Create/Read/Update/Delete (CRUD) methods for singletons and factories are available on this service. If the management agent performs a number of sequential updates then it can group these updates within a Coordination from the Coordinator service. Clients can then register a Synchronous Configuration Listener and delay the application of the properties until the Coordination has ended.</text:span></text:p>
            <text:h text:style-name="P6" text:outline-level="2">Logical PIDs</text:h>
            <text:p text:style-name="Body"><text:span text:style-name="T2">One popular management agent from the early days was </text:span><text:span text:style-name="T1">File Install </text:span><text:span text:style-name="T1"><text:bookmark-ref text:reference-format="number" text:ref-name="__RefNumPara__2980_1208708432">Error: Reference source not found</text:bookmark-ref></text:span><text:span text:style-name="T2">. File install watched a directory and configurations stored in that directory were configured in the local Configuration Admin. This is straightforward for singletons since the file name of the configuration file can be used to calculate the PID. However, for factories, the PID for the instance is calculated by Configuration Admin and is not predictable. Therefore, File Install needed to manage the number of instances since the operations to create them were not idempotent. To prevent a restart from creating an every growing number of instances it was necessary to create a link between the instance and the file. Therefore, File Install created a </text:span><text:span text:style-name="T1">logical (instance) PID</text:span><text:span text:style-name="T2"> based on the file name. If this instance was detected, File Install first looks in Configuration Admin if there is any instance that has this logical PID as value in a specially designated key. Only if no such instance was found, a new one was created. This made the operation idempotent.</text:span></text:p>
            <text:h text:style-name="P6" text:outline-level="2">Delivery</text:h>
            <text:p text:style-name="Body"><text:span text:style-name="T2">The Deployment Admin specification developed for OSGi Mobile provided the means to carry configuration information inside a JAR via the means of </text:span><text:span text:style-name="T1">resource processors</text:span><text:span text:style-name="T2">. The Auto Configuration specification defined how an Autoconf resource processor could get an XML file from a Deployment Package. Since the Deployment Package could not define the instance PID for a factory it used an alias in the XML file. When a configuration was found, the alias was looked up to see to what instance PID it was mapped to. If no mapping was found, a new instance was created. Since Deployment Packages had a well defined life cycle, they basically are like bundles, Deployment Admin could therefore also delete stale aliases.</text:span></text:p>
            <text:h text:style-name="P6" text:outline-level="2">OSGi Application Model</text:h>
            <text:p text:style-name="Body"><text:span text:style-name="T2">The Require-Capability model was designed to create applications from one or more </text:span><text:span text:style-name="T1">initial requirements</text:span><text:span text:style-name="T2">, generally identity requirements, to so called </text:span><text:span text:style-name="T1">root bundles</text:span><text:span text:style-name="T2">. From these initial requirements a </text:span><text:span text:style-name="T1">resolver</text:span><text:span text:style-name="T2">, generally with some human help, can then create a </text:span><text:span text:style-name="T1">deployable artifact</text:span><text:span text:style-name="T2">. For example an executable JAR which includes all dependencies including configuration, a subsystem specification, an Eclipse or subsystem features, etc.</text:span></text:p>
            <text:h text:style-name="P6" text:outline-level="2">OSGi enRoute Configurer</text:h>
            <text:p text:style-name="Body"><text:span text:style-name="T2">The enRoute project defined a </text:span><text:span text:style-name="T1">Configurer extender </text:span><text:span text:style-name="T1"><text:bookmark-ref text:reference-format="number" text:ref-name="__RefNumPara__3062_1208708432">Error: Reference source not found</text:bookmark-ref></text:span><text:span text:style-name="T2">. Bundles can store configuration data in a “magic” resource at </text:span><text:span text:style-name="Example"><text:span text:style-name="T2">configuration/configuration.json</text:span></text:span>. This is a JSON file containing an array of configurations. When a bundle is installed, the Configurer detects the magic resource and installs the corresponding configuration. It does not remove the configuration when the bundle is uninstalled. The Configurer uses logical PIDs to manage factories.</text:p>
            <text:p text:style-name="Body"><draw:frame draw:style-name="fr1" draw:name="graphics3" text:anchor-type="paragraph" svg:width="5.4957in" svg:height="1.2252in" draw:z-index="6"><draw:image xlink:href="Pictures/10000201000002C50000009EBCAAF47B52F1F777.png" xlink:type="simple" xlink:show="embed" xlink:actuate="onLoad" loext:mime-type="image/png"/></draw:frame></text:p>
            <text:p text:style-name="Body">Before the JSON file is interpreted, the Configurer will first run it through a macro pre-processor, this is the bndlib <text:bookmark-ref text:reference-format="number" text:ref-name="__RefNumPara__3106_1208708432">Error: Reference source not found</text:bookmark-ref><text:s/>macro preprocessor. The macro sequence is <text:span text:style-name="Example">@{...}</text:span> to not clash with build time processing.</text:p>
            <text:p text:style-name="Body">The Configurer also supports BLOBs. A special macro <text:span text:style-name="Example">@{resource:&lt;resource&gt;}</text:span> points to a resource in the bundle. The Configurer will then extract this resource to the file system and replace the macro with the actual file path. The Configurer stores this data by default in the bundle's file area.</text:p>
            <text:p text:style-name="P7"><text:span text:style-name="T4">Additionally, the Configurer also read a standard system property and interpreted the content as a JSON configuration file.</text:span></text:p>
          </text:deletion>
        </text:changed-region>
        <text:changed-region xml:id="ct188406608" text:id="ct188406608">
          <text:insertion>
            <office:change-info>
              <dc:creator>Unknown Author</dc:creator>
              <dc:date>2018-08-26T20:28:43</dc:date>
            </office:change-info>
          </text:insertion>
        </text:changed-region>
        <text:changed-region xml:id="ct188408648" text:id="ct188408648">
          <text:insertion>
            <office:change-info>
              <dc:creator>Unknown Author</dc:creator>
              <dc:date>2018-08-26T20:29:00</dc:date>
            </office:change-info>
          </text:insertion>
        </text:changed-region>
        <text:changed-region xml:id="ct188409128" text:id="ct188409128">
          <text:insertion>
            <office:change-info>
              <dc:creator>Unknown Author</dc:creator>
              <dc:date>2018-08-26T20:30:12</dc:date>
            </office:change-info>
          </text:insertion>
        </text:changed-region>
        <text:changed-region xml:id="ct188405648" text:id="ct188405648">
          <text:insertion>
            <office:change-info>
              <dc:creator>Unknown Author</dc:creator>
              <dc:date>2018-08-26T20:31:00</dc:date>
            </office:change-info>
          </text:insertion>
        </text:changed-region>
        <text:changed-region xml:id="ct188410928" text:id="ct188410928">
          <text:insertion>
            <office:change-info>
              <dc:creator>Unknown Author</dc:creator>
              <dc:date>2018-08-25T18:36:43</dc:date>
            </office:change-info>
          </text:insertion>
        </text:changed-region>
        <text:changed-region xml:id="ct188412248" text:id="ct188412248">
          <text:insertion>
            <office:change-info>
              <dc:creator>Unknown Author</dc:creator>
              <dc:date>2018-08-25T18:37:09</dc:date>
            </office:change-info>
          </text:insertion>
        </text:changed-region>
        <text:changed-region xml:id="ct188411168" text:id="ct188411168">
          <text:insertion>
            <office:change-info>
              <dc:creator>Unknown Author</dc:creator>
              <dc:date>2018-08-25T18:38:16</dc:date>
            </office:change-info>
          </text:insertion>
        </text:changed-region>
        <text:changed-region xml:id="ct188410208" text:id="ct188410208">
          <text:insertion>
            <office:change-info>
              <dc:creator>Unknown Author</dc:creator>
              <dc:date>2018-08-25T18:39:27</dc:date>
            </office:change-info>
          </text:insertion>
        </text:changed-region>
        <text:changed-region xml:id="ct188411648" text:id="ct188411648">
          <text:insertion>
            <office:change-info>
              <dc:creator>Unknown Author</dc:creator>
              <dc:date>2018-08-25T18:40:02</dc:date>
            </office:change-info>
          </text:insertion>
        </text:changed-region>
        <text:changed-region xml:id="ct188410448" text:id="ct188410448">
          <text:insertion>
            <office:change-info>
              <dc:creator>Unknown Author</dc:creator>
              <dc:date>2018-09-19T16:49:46</dc:date>
            </office:change-info>
          </text:insertion>
        </text:changed-region>
        <text:changed-region xml:id="ct188412368" text:id="ct188412368">
          <text:insertion>
            <office:change-info>
              <dc:creator>Unknown Author</dc:creator>
              <dc:date>2018-08-25T18:41:00</dc:date>
            </office:change-info>
          </text:insertion>
        </text:changed-region>
        <text:changed-region xml:id="ct188409488" text:id="ct188409488">
          <text:insertion>
            <office:change-info>
              <dc:creator>Unknown Author</dc:creator>
              <dc:date>2018-08-26T20:37:32</dc:date>
            </office:change-info>
          </text:insertion>
        </text:changed-region>
        <text:changed-region xml:id="ct188405408" text:id="ct188405408">
          <text:insertion>
            <office:change-info>
              <dc:creator>Unknown Author</dc:creator>
              <dc:date>2018-08-26T20:33:19</dc:date>
            </office:change-info>
          </text:insertion>
        </text:changed-region>
        <text:changed-region xml:id="ct188409608" text:id="ct188409608">
          <text:insertion>
            <office:change-info>
              <dc:creator>Unknown Author</dc:creator>
              <dc:date>2018-08-26T20:28:20</dc:date>
            </office:change-info>
          </text:insertion>
        </text:changed-region>
        <text:changed-region xml:id="ct188409728" text:id="ct188409728">
          <text:deletion>
            <office:change-info>
              <dc:creator>Unknown Author</dc:creator>
              <dc:date>2018-08-25T18:24:49</dc:date>
            </office:change-info>
            <text:p text:style-name="P8">The trend in OSGi is to use the Require-Capability model to construct applications out of a set of initial requirements. This means there is no applicable container like Deployment Admin to contain configurations. However, enRout shows that it is actually quite easy to store configuration data in a bundle which can then be part of the resolve process. This configuration bundle can be a root bundle representing the application or a special configuration bundle. Having everything as bundles without artificial grouping will leverage the existing specifications for life cycle management instead of introducing a new layer since interacting life cycles are notoriously hard to make reliable and usually force one to redo the same functionality slightly different. </text:p>
            <text:p text:style-name="Body">BLOBs are awkward to handle in configurations. If they are delivered in a bundle then the developer must extract it somewhere on the file system and set the configuration to point to that file.</text:p>
            <text:p text:style-name="P8">Therefore, this RFP seeks a solution where an application can provide singleton and factory configurations, with simple or BLOB data, via a bundle and its fragments.</text:p>
          </text:deletion>
        </text:changed-region>
        <text:changed-region xml:id="ct188410328" text:id="ct188410328">
          <text:insertion>
            <office:change-info>
              <dc:creator>Unknown Author</dc:creator>
              <dc:date>2018-08-26T20:28:20</dc:date>
            </office:change-info>
          </text:insertion>
        </text:changed-region>
        <text:changed-region xml:id="ct188412008" text:id="ct188412008">
          <text:insertion>
            <office:change-info>
              <dc:creator>Unknown Author</dc:creator>
              <dc:date>2018-08-26T20:44:49</dc:date>
            </office:change-info>
          </text:insertion>
        </text:changed-region>
        <text:changed-region xml:id="ct188412848" text:id="ct188412848">
          <text:insertion>
            <office:change-info>
              <dc:creator>Unknown Author</dc:creator>
              <dc:date>2018-09-12T08:35:19</dc:date>
            </office:change-info>
          </text:insertion>
        </text:changed-region>
        <text:changed-region xml:id="ct188411768" text:id="ct188411768">
          <text:insertion>
            <office:change-info>
              <dc:creator>Unknown Author</dc:creator>
              <dc:date>2018-08-26T20:45:02</dc:date>
            </office:change-info>
          </text:insertion>
        </text:changed-region>
        <text:changed-region xml:id="ct188409848" text:id="ct188409848">
          <text:insertion>
            <office:change-info>
              <dc:creator>Unknown Author</dc:creator>
              <dc:date>2018-08-26T20:46:07</dc:date>
            </office:change-info>
          </text:insertion>
        </text:changed-region>
        <text:changed-region xml:id="ct188409968" text:id="ct188409968">
          <text:insertion>
            <office:change-info>
              <dc:creator>Unknown Author</dc:creator>
              <dc:date>2018-08-26T20:47:11</dc:date>
            </office:change-info>
          </text:insertion>
        </text:changed-region>
        <text:changed-region xml:id="ct188412488" text:id="ct188412488">
          <text:deletion>
            <office:change-info>
              <dc:creator>Unknown Author</dc:creator>
              <dc:date>2018-08-25T18:42:20</dc:date>
            </office:change-info>
            <text:h text:style-name="P9" text:outline-level="2">OSGi enRoute Model</text:h>
          </text:deletion>
        </text:changed-region>
        <text:changed-region xml:id="ct188411048" text:id="ct188411048">
          <text:insertion>
            <office:change-info>
              <dc:creator>Unknown Author</dc:creator>
              <dc:date>2018-08-25T18:42:20</dc:date>
            </office:change-info>
          </text:insertion>
        </text:changed-region>
        <text:changed-region xml:id="ct188410568" text:id="ct188410568">
          <text:deletion>
            <office:change-info>
              <dc:creator>Unknown Author</dc:creator>
              <dc:date>2018-08-25T18:42:35</dc:date>
            </office:change-info>
            <text:p text:style-name="P10">Al Bundle has created an OSGi enRoute application to watch his picture library. He created a small application bundle that contains the Angular [<text:bookmark-ref text:ref-name="__RefNumPara__3196_1208708432">Error: Reference source not found</text:bookmark-ref>] Javascript code, a JSON RPC facade for the Javascript, static pages, and the configuration. </text:p>
            <text:p text:style-name="Body">Since this application uses JSON RPC, it is necessary to configure the JSON RPC component. This component needs an HTTP alias, it has support to protect communications in an Angular JS specific way, and has a debug mode. Al therefore <text:s/>creates the following file in the bundle at <text:span text:style-name="Example">configuration/configuration.json</text:span>:</text:p>
            <text:p text:style-name="Code_20_Snipet">[{</text:p>
            <text:p text:style-name="Code_20_Snipet"><text:s text:c="4"/>"service.factoryPid":"osgi.web.jsonrpc",</text:p>
            <text:p text:style-name="Code_20_Snipet"><text:s text:c="4"/>"service.pid":"<text:span text:style-name="T5">jsonrpc</text:span>",</text:p>
            <text:p text:style-name="Code_20_Snipet"><text:s text:c="4"/>"alias":"/<text:span text:style-name="T5">jsonrpc</text:span>/2.0",</text:p>
            <text:p text:style-name="Code_20_Snipet"><text:s text:c="4"/>"angular":true,</text:p>
            <text:p text:style-name="Code_20_Snipet"><text:s text:c="4"/>"debug":true</text:p>
            <text:p text:style-name="Code_20_Snipet">}]</text:p>
            <text:p text:style-name="P10">This configuration is a factory. However, the service.pid is a logical PID. The Configurer will manage the configuration now and will ensure that if the photo app application is installed, there is at least one JSON RPC handler on the <text:span text:style-name="Example">/jsonrpc/2.0</text:span> URI.</text:p>
          </text:deletion>
        </text:changed-region>
        <text:changed-region xml:id="ct188410088" text:id="ct188410088">
          <text:insertion>
            <office:change-info>
              <dc:creator>Unknown Author</dc:creator>
              <dc:date>2018-08-25T18:42:57</dc:date>
            </office:change-info>
          </text:insertion>
        </text:changed-region>
        <text:changed-region xml:id="ct605782424" text:id="ct605782424">
          <text:insertion>
            <office:change-info>
              <dc:creator>Unknown Author</dc:creator>
              <dc:date>2018-09-19T09:38:28</dc:date>
            </office:change-info>
          </text:insertion>
        </text:changed-region>
        <text:changed-region xml:id="ct188410808" text:id="ct188410808">
          <text:deletion>
            <office:change-info>
              <dc:creator>Unknown Author</dc:creator>
              <dc:date>2018-08-25T18:46:42</dc:date>
            </office:change-info>
            <text:h text:style-name="P11" text:outline-level="2">Update</text:h>
          </text:deletion>
        </text:changed-region>
        <text:changed-region xml:id="ct188411288" text:id="ct188411288">
          <text:insertion>
            <office:change-info>
              <dc:creator>Unknown Author</dc:creator>
              <dc:date>2018-08-25T18:46:42</dc:date>
            </office:change-info>
          </text:insertion>
        </text:changed-region>
        <text:changed-region xml:id="ct188409248" text:id="ct188409248">
          <text:insertion>
            <office:change-info>
              <dc:creator>Unknown Author</dc:creator>
              <dc:date>2018-09-11T21:26:26</dc:date>
            </office:change-info>
          </text:insertion>
        </text:changed-region>
        <text:changed-region xml:id="ct188415488" text:id="ct188415488">
          <text:deletion>
            <office:change-info>
              <dc:creator>Unknown Author</dc:creator>
              <dc:date>2018-08-25T18:47:00</dc:date>
            </office:change-info>
            <text:p text:style-name="P12">Al Bundle uses Web Console to change the JSON RPC endpoint, he does not like the debug mode. A few days later he updates his application bundle. After the update, the debug flag is still false.</text:p>
          </text:deletion>
        </text:changed-region>
        <text:changed-region xml:id="ct188413328" text:id="ct188413328">
          <text:insertion>
            <office:change-info>
              <dc:creator>Unknown Author</dc:creator>
              <dc:date>2018-08-25T18:47:00</dc:date>
            </office:change-info>
          </text:insertion>
        </text:changed-region>
        <text:changed-region xml:id="ct188415368" text:id="ct188415368">
          <text:deletion>
            <office:change-info>
              <dc:creator>Unknown Author</dc:creator>
              <dc:date>2018-08-26T20:57:31</dc:date>
            </office:change-info>
            <text:list xml:id="list4125504057" text:style-name="L1">
              <text:list-item>
                <text:p text:style-name="P13">G0010 – A solution that makes it possible to store configurations, either singleton or factory, in a bundle that are installed in Configuration Admin when that bundle is installed.</text:p>
              </text:list-item>
              <text:list-item>
                <text:p text:style-name="P14">G0020 – It must be possible to specify configurations in a system property</text:p>
              </text:list-item>
              <text:list-item>
                <text:p text:style-name="P14">G0030 – Factory configurations must be idempotent.</text:p>
              </text:list-item>
              <text:list-item>
                <text:p text:style-name="P14">G0040 – If the bundle that originated a configuration gets uninstalled then all its configurations must be deleted</text:p>
              </text:list-item>
              <text:list-item>
                <text:p text:style-name="P14">G0050 – If a bundle with configurations is updated then configurations that are already on the system must not be updated.</text:p>
              </text:list-item>
              <text:list-item>
                <text:p text:style-name="P14">G0060 – Developers must be able to indicate that a configuration must be forced updated, even if it already exists.</text:p>
              </text:list-item>
              <text:list-item>
                <text:p text:style-name="P14">G0065 – G0040-G0060 imply the need for configurations to have an update policy. The update policy must define how it interacts with the lifecycle of the bundle containing the configuration.</text:p>
              </text:list-item>
              <text:list-item>
                <text:p text:style-name="P14">G0070 – It must be possible to prevent the updating of a configuration by the runtime even the developer forced it.</text:p>
              </text:list-item>
              <text:list-item>
                <text:p text:style-name="P14">G0080 – It must be possible to include BLOBs in the configuration that are stored in the bundle but extracted to the file system. </text:p>
              </text:list-item>
              <text:list-item>
                <text:p text:style-name="P14">G0085 – BLOBs must always be updated on the file system to a different location than the previous version. This is too avoid open file lock issues on Windows file systems.</text:p>
              </text:list-item>
              <text:list-item>
                <text:p text:style-name="P14">G0090 – It must be possible to load configuration from the host bundle as well as all its fragments</text:p>
              </text:list-item>
              <text:list-item>
                <text:p text:style-name="P14">G0100 – If configurations are duplicated, the specification must define a proper order</text:p>
              </text:list-item>
              <text:list-item>
                <text:p text:style-name="P14">G0120 – The format used to store the configuration must be a human readable text file. It should be easy to read. </text:p>
                <text:list>
                  <text:list-item>
                    <text:p text:style-name="P14">(### YAML is quite popular, but JSON would be ok as well, XML … )</text:p>
                  </text:list-item>
                </text:list>
              </text:list-item>
              <text:list-item>
                <text:p text:style-name="P14">G0125 – The format must allow configuration keys to be typed. For example: “foo:Integer”:”1”.</text:p>
              </text:list-item>
              <text:list-item>
                <text:p text:style-name="P14">G0130 – The configurations must by default be usable by any bundle. That is the bundle location must be “?”</text:p>
              </text:list-item>
              <text:list-item>
                <text:p text:style-name="P14">G0140 – It must be possible to specify a specific bundle location for a configuration (### yes? Not sure.)</text:p>
              </text:list-item>
              <text:list-item>
                <text:p text:style-name="P14">G0150 – It must be possible to coordinate the settings of configurations.</text:p>
              </text:list-item>
              <text:list-item>
                <text:p text:style-name="P14">G0160 – If the Configurer starts up, it must set all configurations that are at installed bundles at that moment in a single coordination.</text:p>
              </text:list-item>
              <text:list-item>
                <text:p text:style-name="P14">G0170 – The solution should group settings inside a coordination as much as possible.</text:p>
              </text:list-item>
              <text:list-item>
                <text:p text:style-name="P14">G0180 – The solution must be able to purge configurations from uninstalled bundles even if it had not been active while they were uninstalled.</text:p>
              </text:list-item>
              <text:list-item>
                <text:p text:style-name="P14">G0190 – It must be possible in runtime to disable the configuration of a complete bundle or specific configurations.</text:p>
              </text:list-item>
              <text:list-item>
                <text:p text:style-name="P14">G0200 – If the Metatype of a configuration can be found then the configuration values must be converted to the indicated types before being set in Configuration Admin. </text:p>
              </text:list-item>
              <text:list-item>
                <text:p text:style-name="P14">G0210 – If no metatype is found for a configuration then the specification must prescribe the value types for the chosen text format if this format does not cover all possible Configuration types.</text:p>
              </text:list-item>
              <text:list-item>
                <text:p text:style-name="P14">G0220 – Any errors must be logged</text:p>
              </text:list-item>
              <text:list-item>
                <text:p text:style-name="P14">G0230 – It must be possible to specify the configuration in multiple bundle resources. The specification must define how to resolve conflicting configurations.</text:p>
              </text:list-item>
              <text:list-item>
                <text:p text:style-name="P14">G0240 – It must be possible to specify a profile system property that can select a part of a configuration file. This will allow the same bundle to be used in different settings.</text:p>
              </text:list-item>
              <text:list-item>
                <text:p text:style-name="P13">G0250 – It must be possible to use information from the local system, for example passwords, if permitted.</text:p>
              </text:list-item>
            </text:list>
          </text:deletion>
        </text:changed-region>
        <text:changed-region xml:id="ct188414648" text:id="ct188414648">
          <text:insertion>
            <office:change-info>
              <dc:creator>Unknown Author</dc:creator>
              <dc:date>2018-08-26T20:57:31</dc:date>
            </office:change-info>
          </text:insertion>
        </text:changed-region>
        <text:changed-region xml:id="ct605765744" text:id="ct605765744">
          <text:insertion>
            <office:change-info>
              <dc:creator>Unknown Author</dc:creator>
              <dc:date>2018-08-26T20:57:31</dc:date>
            </office:change-info>
          </text:insertion>
        </text:changed-region>
        <text:changed-region xml:id="ct188414528" text:id="ct188414528">
          <text:insertion>
            <office:change-info>
              <dc:creator>Unknown Author</dc:creator>
              <dc:date>2018-08-26T20:58:02</dc:date>
            </office:change-info>
          </text:insertion>
        </text:changed-region>
        <text:changed-region xml:id="ct605767784" text:id="ct605767784">
          <text:insertion>
            <office:change-info>
              <dc:creator>Unknown Author</dc:creator>
              <dc:date>2018-08-26T20:58:02</dc:date>
            </office:change-info>
          </text:insertion>
        </text:changed-region>
        <text:changed-region xml:id="ct605770184" text:id="ct605770184">
          <text:insertion>
            <office:change-info>
              <dc:creator>Unknown Author</dc:creator>
              <dc:date>2018-08-26T20:58:02</dc:date>
            </office:change-info>
          </text:insertion>
        </text:changed-region>
        <text:changed-region xml:id="ct188414768" text:id="ct188414768">
          <text:insertion>
            <office:change-info>
              <dc:creator>Unknown Author</dc:creator>
              <dc:date>2018-09-11T21:39:54</dc:date>
            </office:change-info>
          </text:insertion>
        </text:changed-region>
        <text:changed-region xml:id="ct188413568" text:id="ct188413568">
          <text:insertion>
            <office:change-info>
              <dc:creator>Unknown Author</dc:creator>
              <dc:date>2018-09-11T21:41:03</dc:date>
            </office:change-info>
          </text:insertion>
        </text:changed-region>
        <text:changed-region xml:id="ct188413688" text:id="ct188413688">
          <text:insertion>
            <office:change-info>
              <dc:creator>Unknown Author</dc:creator>
              <dc:date>2018-09-19T11:01:19</dc:date>
            </office:change-info>
          </text:insertion>
        </text:changed-region>
        <text:changed-region xml:id="ct188417768" text:id="ct188417768">
          <text:insertion>
            <office:change-info>
              <dc:creator>Unknown Author</dc:creator>
              <dc:date>2018-09-19T10:50:00</dc:date>
            </office:change-info>
          </text:insertion>
        </text:changed-region>
        <text:changed-region xml:id="ct609961328" text:id="ct609961328">
          <text:insertion>
            <office:change-info>
              <dc:creator>Unknown Author</dc:creator>
              <dc:date>2018-09-19T10:50:00</dc:date>
            </office:change-info>
          </text:insertion>
        </text:changed-region>
        <text:changed-region xml:id="ct188416928" text:id="ct188416928">
          <text:insertion>
            <office:change-info>
              <dc:creator>Unknown Author</dc:creator>
              <dc:date>2018-09-19T10:51:06</dc:date>
            </office:change-info>
          </text:insertion>
        </text:changed-region>
        <text:changed-region xml:id="ct188414288" text:id="ct188414288">
          <text:insertion>
            <office:change-info>
              <dc:creator>Unknown Author</dc:creator>
              <dc:date>2018-09-19T10:51:06</dc:date>
            </office:change-info>
          </text:insertion>
        </text:changed-region>
        <text:changed-region xml:id="ct609962288" text:id="ct609962288">
          <text:insertion>
            <office:change-info>
              <dc:creator>Unknown Author</dc:creator>
              <dc:date>2018-09-19T10:51:06</dc:date>
            </office:change-info>
          </text:insertion>
        </text:changed-region>
        <text:changed-region xml:id="ct188417408" text:id="ct188417408">
          <text:insertion>
            <office:change-info>
              <dc:creator>Unknown Author</dc:creator>
              <dc:date>2018-09-19T10:52:00</dc:date>
            </office:change-info>
          </text:insertion>
        </text:changed-region>
        <text:changed-region xml:id="ct188417648" text:id="ct188417648">
          <text:deletion>
            <office:change-info>
              <dc:creator>Unknown Author</dc:creator>
              <dc:date>2018-08-26T20:57:11</dc:date>
            </office:change-info>
            <text:list xml:id="list121259133585494" text:continue-numbering="true" text:style-name="L1">
              <text:list-item>
                <text:list>
                  <text:list-item>
                    <text:list>
                      <text:list-header>
                        <text:h text:style-name="P15" text:outline-level="3">Configuration Admin</text:h>
                      </text:list-header>
                    </text:list>
                  </text:list-item>
                </text:list>
              </text:list-item>
            </text:list>
            <text:p text:style-name="Body">C0010 – It must be possible to specify the service.pid value when creating a factory configuration. This implies the need for a get_or_create factory configuration method in ConfigurationAdmin.</text:p>
          </text:deletion>
        </text:changed-region>
        <text:changed-region xml:id="ct187184800" text:id="ct187184800">
          <text:deletion>
            <office:change-info>
              <dc:creator>Unknown Author</dc:creator>
              <dc:date>2018-08-26T20:57:03</dc:date>
            </office:change-info>
            <text:list xml:id="list121258774747060" text:continue-numbering="true" text:style-name="L1">
              <text:list-header>
                <text:p text:style-name="P16"><text:a xlink:type="simple" xlink:href="http://felix.apache.org/site/apache-felix-file-install.html" text:style-name="Internet_20_link" text:visited-style-name="Visited_20_Internet_20_Link">http://felix.apache.org/site/apache-felix-file-install.html</text:a></text:p>
              </text:list-header>
              <text:list-item>
                <text:p text:style-name="P16"><text:bookmark-start text:name="__RefNumPara__3062_1208708432111111111111111111111111111111111111111111111111111111111111111111111111111111111111111111111111111111111111111111111111111111111111111111111111111111111111111111111111111111111111111111111111111111111111111111111111111111111111111111111"/><text:a xlink:type="simple" xlink:href="http://enroute.osgi.org/services/osgi.enroute.configurer.api.html" text:style-name="Internet_20_link" text:visited-style-name="Visited_20_Internet_20_Link">http://enroute.osgi.org/services/osgi.enroute.configurer.api.html</text:a><text:bookmark-end text:name="__RefNumPara__3062_1208708432111111111111111111111111111111111111111111111111111111111111111111111111111111111111111111111111111111111111111111111111111111111111111111111111111111111111111111111111111111111111111111111111111111111111111111111111111111111111111111111"/></text:p>
              </text:list-item>
              <text:list-item>
                <text:p text:style-name="P16"><text:bookmark-start text:name="__RefNumPara__3106_1208708432111111111111111111111111111111111111111111111111111111111111111111111111111111111111111111111111111111111111111111111111111111111111111111111111111111111111111111111111111111111111111111111111111111111111111111111111111111111111111111111"/><text:a xlink:type="simple" xlink:href="http://jpm4j.org/#!/p/osgi/biz.aQute.bndlib" text:style-name="Internet_20_link" text:visited-style-name="Visited_20_Internet_20_Link">http://jpm4j.org/#!/p/osgi/biz.aQute.bndlib</text:a><text:bookmark-end text:name="__RefNumPara__3106_1208708432111111111111111111111111111111111111111111111111111111111111111111111111111111111111111111111111111111111111111111111111111111111111111111111111111111111111111111111111111111111111111111111111111111111111111111111111111111111111111111111"/></text:p>
              </text:list-item>
              <text:list-item>
                <text:p text:style-name="P16"><text:bookmark-start text:name="__RefNumPara__3196_1208708432111111111111111111111111111111111111111111111111111111111111111111111111111111111111111111111111111111111111111111111111111111111111111111111111111111111111111111111111111111111111111111111111111111111111111111111111111111111111111111111"/>https://angularjs.org/<text:bookmark-end text:name="__RefNumPara__3196_1208708432111111111111111111111111111111111111111111111111111111111111111111111111111111111111111111111111111111111111111111111111111111111111111111111111111111111111111111111111111111111111111111111111111111111111111111111111111111111111111111111"/></text:p>
              </text:list-item>
            </text:list>
          </text:deletion>
        </text:changed-region>
        <text:changed-region xml:id="ct187183600" text:id="ct187183600">
          <text:deletion>
            <office:change-info>
              <dc:creator>Unknown Author</dc:creator>
              <dc:date>2018-08-26T20:55:58</dc:date>
            </office:change-info>
            <text:p text:style-name="P17">Peter Kriens</text:p>
          </text:deletion>
        </text:changed-region>
        <text:changed-region xml:id="ct187185280" text:id="ct187185280">
          <text:insertion>
            <office:change-info>
              <dc:creator>Unknown Author</dc:creator>
              <dc:date>2018-08-26T20:55:58</dc:date>
            </office:change-info>
          </text:insertion>
        </text:changed-region>
        <text:changed-region xml:id="ct187185640" text:id="ct187185640">
          <text:insertion>
            <office:change-info>
              <dc:creator>Unknown Author</dc:creator>
              <dc:date>2018-08-26T20:56:00</dc:date>
            </office:change-info>
          </text:insertion>
        </text:changed-region>
        <text:changed-region xml:id="ct187185520" text:id="ct187185520">
          <text:deletion>
            <office:change-info>
              <dc:creator>Unknown Author</dc:creator>
              <dc:date>2018-08-26T20:56:03</dc:date>
            </office:change-info>
            <text:p text:style-name="P17">aQute</text:p>
          </text:deletion>
        </text:changed-region>
        <text:changed-region xml:id="ct187182400" text:id="ct187182400">
          <text:insertion>
            <office:change-info>
              <dc:creator>Unknown Author</dc:creator>
              <dc:date>2018-08-26T20:56:03</dc:date>
            </office:change-info>
          </text:insertion>
        </text:changed-region>
        <text:changed-region xml:id="ct187183240" text:id="ct187183240">
          <text:deletion>
            <office:change-info>
              <dc:creator>Unknown Author</dc:creator>
              <dc:date>2018-08-26T20:56:22</dc:date>
            </office:change-info>
            <text:p text:style-name="P17">9c, Avenue St. Drezery</text:p>
          </text:deletion>
        </text:changed-region>
        <text:changed-region xml:id="ct187184080" text:id="ct187184080">
          <text:insertion>
            <office:change-info>
              <dc:creator>Unknown Author</dc:creator>
              <dc:date>2018-08-26T20:56:22</dc:date>
            </office:change-info>
          </text:insertion>
        </text:changed-region>
        <text:changed-region xml:id="ct187183120" text:id="ct187183120">
          <text:deletion>
            <office:change-info>
              <dc:creator>Unknown Author</dc:creator>
              <dc:date>2018-08-26T20:56:41</dc:date>
            </office:change-info>
            <text:p text:style-name="P18">3 467542167</text:p>
          </text:deletion>
        </text:changed-region>
        <text:changed-region xml:id="ct187186000" text:id="ct187186000">
          <text:insertion>
            <office:change-info>
              <dc:creator>Unknown Author</dc:creator>
              <dc:date>2018-08-26T20:56:41</dc:date>
            </office:change-info>
          </text:insertion>
        </text:changed-region>
        <text:changed-region xml:id="ct187184200" text:id="ct187184200">
          <text:deletion>
            <office:change-info>
              <dc:creator>Unknown Author</dc:creator>
              <dc:date>2018-08-26T20:56:48</dc:date>
            </office:change-info>
            <text:p text:style-name="P19">Peter.kriens@aQute.biz</text:p>
          </text:deletion>
        </text:changed-region>
        <text:changed-region xml:id="ct187186120" text:id="ct187186120">
          <text:insertion>
            <office:change-info>
              <dc:creator>Unknown Author</dc:creator>
              <dc:date>2018-08-26T20:56:48</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1"><draw:frame draw:style-name="fr3" draw:name="graphics1" text:anchor-type="paragraph" svg:width="7in" svg:height="3.1075in" draw:z-index="0"><draw:image xlink:href="Pictures/1000020100000427000001D8F15A104ED15BFC5C.png" xlink:type="simple" xlink:show="embed" xlink:actuate="onLoad" loext:mime-type="image/png"/></draw:frame></text:p>
      <text:p text:style-name="Document_20_Title"><text:user-defined style:data-style-name="N0" text:name="RFP Title">RFP-193-Condition-Service</text:user-defined></text:p>
      <text:p text:style-name="Document_20_Title"><text:span text:style-name="T18">Final<text:line-break/><text:line-break/></text:span><text:span text:style-name="T18"><text:page-count style:num-format="1">6</text:page-count></text:span><text:span text:style-name="T18"> Pages</text:span></text:p>
      <text:p text:style-name="P22">Abstract</text:p>
      <text:p text:style-name="P1"><text:change text:change-id="ct188406488"/><text:change-start text:change-id="ct188407448"/>Declarative Services provide a nice and powerful <text:change-end text:change-id="ct188407448"/><text:change-start text:change-id="ct188407688"/>method to give activation conditions for a Service or Component. The <text:span text:style-name="T24">Condition</text:span> Service attempts to extend this<text:change-end text:change-id="ct188407688"/><text:change-start text:change-id="ct188406728"/>, in order to support more complex scenarios, that can’t be handled by the current mechanism.<text:change-end text:change-id="ct188406728"/></text:p>
      <text:h text:style-name="P59" text:outline-level="1" text:restart-numbering="true" text:start-value="-1">Document Information</text:h>
      <text:h text:style-name="P64"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40">0 <text:s/>Document Information<text:tab/>2</text:p>
          <text:p text:style-name="P38">0.1 <text:s/>Table of Contents<text:tab/>2</text:p>
          <text:p text:style-name="P38">0.2 <text:s/>Terminology and Document Conventions<text:tab/>2</text:p>
          <text:p text:style-name="P38">0.3 <text:s/>Revision History<text:tab/>3</text:p>
          <text:p text:style-name="P40">1 <text:s/>Introduction<text:tab/>3</text:p>
          <text:p text:style-name="P40">2 <text:s/>Application Domain<text:tab/>3</text:p>
          <text:p text:style-name="P38">2.1 <text:s/>Terminology + Abbreviations<text:tab/>3</text:p>
          <text:p text:style-name="P39">2.1.1 <text:s/>Activation Conditions<text:tab/>4</text:p>
          <text:p text:style-name="P40">3 <text:s/>Problem Description<text:tab/>4</text:p>
          <text:p text:style-name="P40">4 <text:s/>Use Cases<text:tab/>4</text:p>
          <text:p text:style-name="P38">4.1 <text:s/>Service unavailable<text:tab/>4</text:p>
          <text:p text:style-name="P38">4.2 <text:s/>Conditions are only known at configuration but not at development time<text:tab/>5</text:p>
          <text:p text:style-name="P38">4.3 <text:s text:c="2"/>Service injections after activate was called<text:tab/>5</text:p>
          <text:p text:style-name="P40">5 <text:s/>Requirements<text:tab/>5</text:p>
          <text:p text:style-name="P39">5.1.1 <text:s/>General<text:tab/>5</text:p>
          <text:p text:style-name="P40">6 <text:s/>Document Support<text:tab/>5</text:p>
          <text:p text:style-name="P38">6.1 <text:s/>References<text:tab/>5</text:p>
          <text:p text:style-name="P38">6.2 <text:s/>Author’s Address<text:tab/>6</text:p>
          <text:p text:style-name="P38">6.3 <text:s/>End of Document<text:tab/>6</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6.1</text:bookmark-ref>.</text:p>
      <text:p text:style-name="Body"><text:span text:style-name="T19">Source code is shown in this typeface</text:span>.</text:p>
      <text:h text:style-name="Heading_20_2" text:outline-level="2"><text:soft-page-break/>Revision History</text:h>
      <text:p text:style-name="P29">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36">Revision</text:p>
            </table:table-cell>
            <table:table-cell table:style-name="Table1.A1" office:value-type="string">
              <text:p text:style-name="P36">Date</text:p>
            </table:table-cell>
            <table:table-cell table:style-name="Table1.C1" office:value-type="string">
              <text:p text:style-name="P36">Comments</text:p>
            </table:table-cell>
          </table:table-row>
        </table:table-header-rows>
        <table:table-row table:style-name="Table1.2">
          <table:table-cell table:style-name="Table1.A1" office:value-type="string">
            <text:p text:style-name="P26">Initial</text:p>
          </table:table-cell>
          <table:table-cell table:style-name="Table1.A1" office:value-type="string">
            <text:p text:style-name="P2"><text:change text:change-id="ct188408048"/><text:change-start text:change-id="ct188408528"/>25.08.2018<text:change-end text:change-id="ct188408528"/></text:p>
          </table:table-cell>
          <table:table-cell table:style-name="Table1.C1" office:value-type="string">
            <text:p text:style-name="P24">Initial</text:p>
            <text:p text:style-name="P2"><text:change text:change-id="ct188407328"/><text:change-start text:change-id="ct188408768"/>Jürgen Albert<text:change-end text:change-id="ct188408768"/></text:p>
          </table:table-cell>
        </table:table-row>
        <table:table-row table:style-name="Table1.3">
          <table:table-cell table:style-name="Table1.A3" office:value-type="string">
            <text:p text:style-name="P76">V01</text:p>
          </table:table-cell>
          <table:table-cell table:style-name="Table1.A3" office:value-type="string">
            <text:p text:style-name="P74">28.01.2019</text:p>
          </table:table-cell>
          <table:table-cell table:style-name="Table1.C3" office:value-type="string">
            <text:p text:style-name="P74">Renamed to Condition Services<text:line-break/>Rework of the Requirements</text:p>
          </table:table-cell>
        </table:table-row>
      </table:table>
      <text:p text:style-name="Body"/>
      <text:h text:style-name="Heading_20_1" text:outline-level="1">Introduction</text:h>
      <text:p text:style-name="P3"><text:change text:change-id="ct188405768"/><text:change-start text:change-id="ct188409008"/>Declarative Services are a comfortable and powerful tool <text:change-end text:change-id="ct188409008"/><text:change-start text:change-id="ct188407568"/>with which managing the lifecycle of your services <text:change-end text:change-id="ct188407568"/><text:span text:style-name="T24">is </text:span><text:change-start text:change-id="ct601694976"/><text:span text:style-name="T24">e</text:span>asy and comfortable. The ability to define dependencies to other services to<text:change-end text:change-id="ct601694976"/><text:change-start text:change-id="ct188408888"/>gether with target filters and cardinalities, make it unmatched by most other comparable mechanisms.<text:change-end text:change-id="ct188408888"/><text:change-start text:change-id="ct188408408"/> <text:change-end text:change-id="ct188408408"/><text:change-start text:change-id="ct188405528"/><text:span text:style-name="T4">Unfortunately the possibilities </text:span><text:change-end text:change-id="ct188405528"/><text:change-start text:change-id="ct188407808"/><text:span text:style-name="T4">to set conditions, under which DS should activate or deactivate a Component are limited. Thus this RFP will explore an extension to DS allowing </text:span><text:change-end text:change-id="ct188407808"/><text:change-start text:change-id="ct188407928"/><text:span text:style-name="T4">for more complex scenarios.</text:span><text:change-end text:change-id="ct188407928"/></text:p>
      <text:h text:style-name="Heading_20_1" text:outline-level="1">Application Domain</text:h>
      <text:p text:style-name="P7"><text:change text:change-id="ct188408168"/><text:change-start text:change-id="ct188406608"/><text:span text:style-name="T2">Components have a clearly defined Lifecycle</text:span><text:change-end text:change-id="ct188406608"/><text:change-start text:change-id="ct188408648"/><text:span text:style-name="T2">. </text:span><text:span text:style-name="T13">Unfortunately t</text:span><text:span text:style-name="T2">he conditions when a component should be activ</text:span><text:span text:style-name="T11">at</text:span><text:span text:style-name="T2">ed</text:span><text:change-end text:change-id="ct188408648"/><text:change-start text:change-id="ct188409128"/><text:span text:style-name="T2"> </text:span><text:span text:style-name="T11">and eventually registered as a service, can be more complex then the general ava</text:span><text:change-end text:change-id="ct188409128"/><text:change-start text:change-id="ct188405648"/><text:span text:style-name="T11">ilability of the directly used services. </text:span><text:span text:style-name="T12">Thus a Mechanism would be useful to allow a more precise and complex definition of conditions surrounding the Lifecycle of a Component</text:span><text:span text:style-name="T11"> </text:span><text:change-end text:change-id="ct188405648"/></text:p>
      <text:h text:style-name="Heading_20_2" text:outline-level="2">Terminology + Abbreviations <text:change-start text:change-id="ct188410928"/></text:h>
      <text:p text:style-name="Body"/>
      <text:h text:style-name="P68" text:outline-level="3"><text:change-end text:change-id="ct188410928"/><text:change-start text:change-id="ct188412248"/><text:soft-page-break/>Conditions</text:h>
      <text:p text:style-name="P10">DS purely depends on <text:change-end text:change-id="ct188412248"/><text:change-start text:change-id="ct188411168"/>References and there provided conditions to <text:span text:style-name="T22">determine</text:span> <text:change-end text:change-id="ct188411168"/><text:change-start text:change-id="ct188410208"/>if a component can be activated. <text:change-end text:change-id="ct188410208"/><text:change-start text:change-id="ct188411648"/><text:s text:c="2"/>Conditions should set<text:change-end text:change-id="ct188411648"/><text:change-start text:change-id="ct188410448"/> <text:span text:style-name="T23">of</text:span><text:change-end text:change-id="ct188410448"/><text:change-start text:change-id="ct188412368"/> rules that gives DS, <text:span text:style-name="T23">CDI or Services</text:span> a clue, when a component <text:span text:style-name="T23">can</text:span> be <text:span text:style-name="T23">enabled </text:span>or <text:span text:style-name="T23">disabled</text:span> that are independent of the references a service requires.<text:change-end text:change-id="ct188412368"/><text:change-start text:change-id="ct188409488"/></text:p>
      <text:p text:style-name="P31"><text:change-end text:change-id="ct188409488"/><text:change-start text:change-id="ct188405408"/></text:p>
      <text:p text:style-name="P10"><text:change-end text:change-id="ct188405408"/></text:p>
      <text:h text:style-name="Heading_20_1" text:outline-level="1">Problem Description</text:h>
      <text:p text:style-name="P27"><text:change-start text:change-id="ct188409608"/>Services and Components are a great way, to represent processes in the real world or more artificial things like business processes. </text:p>
      <text:p text:style-name="P30"><text:span text:style-name="T8">D</text:span><text:span text:style-name="T2">S </text:span><text:span text:style-name="T17">already</text:span><text:span text:style-name="T2"> allows the developers to define a </text:span><text:span text:style-name="T14">Carnality</text:span><text:span text:style-name="T2"> to each service reference, that gives clues, when a service should be activated and deactivated. The Configuration Admin extends this capability, so target filters can be assigned at configuration time. Additionally the amount of services to inject, can be specified more precisely then in the component xml or with the Annotations. </text:span></text:p>
      <text:p text:style-name="P8"><text:change-end text:change-id="ct188409608"/><text:change text:change-id="ct188409728"/><text:change-start text:change-id="ct188410328"/><text:span text:style-name="T2">This RFP will explore the </text:span><text:span text:style-name="T14">Use cases</text:span><text:span text:style-name="T2"> </text:span><text:span text:style-name="T9">that exceed the </text:span><text:span text:style-name="T12">possibilities</text:span><text:span text:style-name="T9"> DS gives the developer. </text:span><text:span text:style-name="T10">The mechanism is not </text:span><text:span text:style-name="T12">necessarily</text:span><text:span text:style-name="T10"> in the direct domain of DS, but can be picked up by it. </text:span><text:change-end text:change-id="ct188410328"/><text:change-start text:change-id="ct188412008"/></text:p>
      <text:p text:style-name="P32"><text:span text:style-name="T10">A</text:span><text:span text:style-name="T2">ll the </text:span><text:change-end text:change-id="ct188412008"/><text:change-start text:change-id="ct188412848"/><text:span text:style-name="T14">Use cases</text:span><text:change-end text:change-id="ct188412848"/><text:change-start text:change-id="ct188411768"/><text:span text:style-name="T2"> that will follow, can be achieved somehow by using e.g. DS to activate a Component, that than uses Servicetrackers, to </text:span><text:change-end text:change-id="ct188411768"/><text:change-start text:change-id="ct188409848"/><text:span text:style-name="T2">check if the special needs are fulfilled. </text:span><text:change-end text:change-id="ct188409848"/><text:change-start text:change-id="ct188409968"/><text:span text:style-name="T2">This is often uncomfortable, and the principle is usually the same. </text:span><text:change-end text:change-id="ct188409968"/></text:p>
      <text:h text:style-name="Heading_20_1" text:outline-level="1">Use Cases</text:h>
      <text:h text:style-name="P9" text:outline-level="2"><text:change text:change-id="ct188412488"/><text:change-start text:change-id="ct188411048"/>Service unavailable<text:change-end text:change-id="ct188411048"/></text:h>
      <text:p text:style-name="P10"><text:change text:change-id="ct188410568"/><text:span text:style-name="T28">Anton</text:span><text:change-start text:change-id="ct188410088"/> <text:change-end text:change-id="ct188410088"/><text:span text:style-name="T27">Develops a system, that is a on premise solution that a customer installs via Docker. Every installation specific configuration will be handled via a webfrontend after the first start. The system supports a couple of different login mechanisms, that utilize servlet filters. As long as no login filter is registered a default login filter must be available and only if no other login service is registered.</text:span><text:change-start text:change-id="ct605782424"/></text:p>
      <text:p text:style-name="P33"><text:change-end text:change-id="ct605782424"/></text:p>
      <text:h text:style-name="P11" text:outline-level="2"><text:change text:change-id="ct188410808"/><text:change-start text:change-id="ct188411288"/><text:soft-page-break/>Conditions are only known at <text:change-end text:change-id="ct188411288"/><text:change-start text:change-id="ct188409248"/><text:span text:style-name="T21">configuration but not at development time</text:span><text:change-end text:change-id="ct188409248"/></text:h>
      <text:p text:style-name="P53"><text:change text:change-id="ct188415488"/><text:span text:style-name="T28">Betty</text:span><text:change-start text:change-id="ct188413328"/> develops <text:change-end text:change-id="ct188413328"/><text:span text:style-name="T24">a Service that handles billing in a Webshop. The service consumes other services with the IBillingProvider Interface, that is available in a couple of implementations for e.g. Debit, VISA and PayPal. The Webshop is home to different tenents, which get the allowed billing services according to his individual payment plan. Thus Bettys Services will be configured at runtime according to the tenants account and must be activated only when e.g. the VISA and Debit is available.</text:span></text:p>
      <text:h text:style-name="P65" text:outline-level="2">Common indirect preconditions </text:h>
      <text:p text:style-name="P56"><text:span text:style-name="T28">Carl</text:span> develops an RCP Application, where a lot of its components indirectly depend on the availability of the ExtensionRegistry and SWTApplication. He wants that his components only get enabled and activated, when this services are up and running.</text:p>
      <text:h text:style-name="P66" text:outline-level="2">ConfigurationPlugins for Config<text:span text:style-name="T28">uration</text:span>Admin</text:h>
      <text:p text:style-name="P57">Dorothy has a Configration Plugin for the ConfigurationAdmin, that sets certain passwords from a secure storage to internal configurations. In order to make her System work, she must make sure, that the ConfigurationAdmin waits to apply her configurations until her Plugin is registered. </text:p>
      <text:h text:style-name="Heading_20_1" text:outline-level="1">Requirements</text:h>
      <text:h text:style-name="Heading_20_3" text:outline-level="3">General</text:h>
      <text:list xml:id="list121258909836396" text:continue-numbering="true" text:style-name="L1">
        <text:list-item>
          <text:p text:style-name="P54">G010 – It Must provide a marker service that can be used as a mandatory injecte for any component. </text:p>
        </text:list-item>
        <text:list-item>
          <text:p text:style-name="P54">G020 – Everybody must be able to register its own <text:span text:style-name="T25">Condition</text:span> service.</text:p>
        </text:list-item>
        <text:list-item>
          <text:p text:style-name="P54">G030 – There MUST always be a registered service acting a marker for a True condition.</text:p>
        </text:list-item>
        <text:list-item>
          <text:p text:style-name="P54">G040 – Every registered Condition service must have a unique <text:span text:style-name="T25">identifying</text:span> property, that can be targeted <text:span text:style-name="T25">by other components</text:span>. </text:p>
        </text:list-item>
        <text:list-item>
          <text:p text:style-name="P45">G060 - The Condition must be <text:span text:style-name="T25">s</text:span>upported in all injection models. </text:p>
        </text:list-item>
      </text:list>
      <text:h text:style-name="P69" text:outline-level="3">Configuration <text:span text:style-name="T28">of Conditions</text:span></text:h>
      <text:list xml:id="list121258304279277" text:continue-numbering="true" text:style-name="L1">
        <text:list-item>
          <text:p text:style-name="P55">C010 – The Solution MUST provide a mechanism to create conditions via configuraton.</text:p>
        </text:list-item>
        <text:list-item>
          <text:p text:style-name="P13"><text:change text:change-id="ct188415368"/><text:span text:style-name="T25">C</text:span><text:change-start text:change-id="ct188414648"/>0<text:change-end text:change-id="ct188414648"/><text:span text:style-name="T25">2</text:span><text:change-start text:change-id="ct605765744"/>0 – It <text:span text:style-name="T22">MUST</text:span> be possible to define an undefined amount of filters <text:change-end text:change-id="ct605765744"/><text:change-start text:change-id="ct188414528"/>via configuration, <text:span text:style-name="T22">that delays activation of a component until the conditions are met. </text:span></text:p>
        </text:list-item>
        <text:list-item>
          <text:p text:style-name="P44"><text:change-end text:change-id="ct188414528"/><text:span text:style-name="T25">C</text:span><text:change-start text:change-id="ct605767784"/>0<text:change-end text:change-id="ct605767784"/><text:span text:style-name="T25">3</text:span><text:change-start text:change-id="ct605770184"/>0 – It <text:span text:style-name="T22">MUST</text:span> be possible to <text:change-end text:change-id="ct605770184"/><text:change-start text:change-id="ct188414768"/>define an undefined amount of filters via configuration, <text:span text:style-name="T22">that cause deactivation of a component when the conditions are met. </text:span><text:change-end text:change-id="ct188414768"/><text:change-start text:change-id="ct188413568"/></text:p>
        </text:list-item>
      </text:list>
      <text:h text:style-name="P69" text:outline-level="3"><text:change-end text:change-id="ct188413568"/><text:soft-page-break/>Declarative Services<text:change-start text:change-id="ct188413688"/></text:h>
      <text:list xml:id="list121259228313655" text:continue-numbering="true" text:style-name="L1">
        <text:list-item>
          <text:p text:style-name="P55"><text:change-end text:change-id="ct188413688"/>DS010 – DS MUST support a mechanism do define a filter for a Condition to trigger a components activation or deactivation.<text:change-start text:change-id="ct188417768"/></text:p>
        </text:list-item>
        <text:list-item>
          <text:p text:style-name="P46"><text:change-end text:change-id="ct188417768"/><text:span text:style-name="T25">DS020 - </text:span><text:change-start text:change-id="ct609961328"/>Every DS Component by default <text:change-end text:change-id="ct609961328"/><text:change-start text:change-id="ct188416928"/>must depend on the True Condition<text:change-end text:change-id="ct188416928"/> <text:span text:style-name="T25">of G030.</text:span><text:change-start text:change-id="ct188414288"/></text:p>
        </text:list-item>
        <text:list-item>
          <text:p text:style-name="P46"><text:change-end text:change-id="ct188414288"/><text:span text:style-name="T25">DS030 - </text:span><text:change-start text:change-id="ct609962288"/>The default Condition dependency must be configurable <text:change-end text:change-id="ct609962288"/><text:change-start text:change-id="ct188417408"/>via Config Admin<text:change-end text:change-id="ct188417408"/> <text:span text:style-name="T25">(</text:span><text:span text:style-name="T26">I added this in our F2F in Jena and I’m not 100% sure what we had in mind here. It reads a bit like: change the configuration of the default true condition from DS020 to any other condition)</text:span></text:p>
        </text:list-item>
      </text:list>
      <text:h text:style-name="P70" text:outline-level="3"><text:change text:change-id="ct188417648"/>Configurator/Config<text:span text:style-name="T31">uration</text:span>Admin</text:h>
      <text:list xml:id="list1935455027" text:style-name="L2">
        <text:list-item>
          <text:p text:style-name="P58">C010 – The Configurator/ConfigurationAdmin MUST be able to handle and honor a filter for a condition. <text:s/></text:p>
        </text:list-item>
      </text:list>
      <text:h text:style-name="Heading_20_1" text:outline-level="1">Document Support</text:h>
      <text:h text:style-name="Heading_20_2" text:outline-level="2">References</text:h>
      <text:list xml:id="list987292936"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P79">Software Requirements &amp; Specifications. Michael Jackson. ISBN 0-201-87712-0</text:p>
        </text:list-item>
      </text:list>
      <text:list xml:id="list121259733205274" text:continue-list="list121259228313655" text:style-name="L1">
        <text:list-header>
          <text:p text:style-name="P16"><text:change text:change-id="ct187184800"/><text:a xlink:type="simple" xlink:href="http://felix.apache.org/site/apache-felix-file-install.html" text:style-name="Internet_20_link" text:visited-style-name="Visited_20_Internet_20_Link"/></text:p>
        </text:list-header>
      </text:list>
      <text:p text:style-name="P37"/>
      <text:h text:style-name="Heading_20_2" text:outline-level="2">Author’s Address</text:h>
      <text:p text:style-name="Body"/>
      <table:table table:name="Table2" table:style-name="Table2">
        <table:table-column table:style-name="Table2.A"/>
        <table:table-column table:style-name="Table2.B"/>
        <table:table-row table:style-name="Table2.1">
          <table:table-cell table:style-name="Table2.A1" office:value-type="string">
            <text:p text:style-name="P18">Name</text:p>
          </table:table-cell>
          <table:table-cell table:style-name="Table2.B1" office:value-type="string">
            <text:p text:style-name="P17"><text:change text:change-id="ct187183600"/><text:change-start text:change-id="ct187185280"/>Jürgen Albe<text:change-end text:change-id="ct187185280"/><text:change-start text:change-id="ct187185640"/>rt<text:change-end text:change-id="ct187185640"/></text:p>
          </table:table-cell>
        </table:table-row>
        <table:table-row table:style-name="Table2.1">
          <table:table-cell table:style-name="Table2.A1" office:value-type="string">
            <text:p text:style-name="P18">Company</text:p>
          </table:table-cell>
          <table:table-cell table:style-name="Table2.B1" office:value-type="string">
            <text:p text:style-name="P17"><text:change text:change-id="ct187185520"/><text:change-start text:change-id="ct187182400"/>Data In Motion Consulting GmbH<text:change-end text:change-id="ct187182400"/></text:p>
          </table:table-cell>
        </table:table-row>
        <table:table-row table:style-name="Table2.1">
          <table:table-cell table:style-name="Table2.A1" office:value-type="string">
            <text:p text:style-name="P18">Address</text:p>
          </table:table-cell>
          <table:table-cell table:style-name="Table2.B1" office:value-type="string">
            <text:p text:style-name="P17"><text:change text:change-id="ct187183240"/><text:change-start text:change-id="ct187184080"/>Kahlaische Str. 4, 07743 Jena, Germany<text:change-end text:change-id="ct187184080"/></text:p>
          </table:table-cell>
        </table:table-row>
        <table:table-row table:style-name="Table2.1">
          <table:table-cell table:style-name="Table2.A1" office:value-type="string">
            <text:p text:style-name="P18">Voice</text:p>
          </table:table-cell>
          <table:table-cell table:style-name="Table2.B1" office:value-type="string">
            <text:p text:style-name="P18">+<text:change text:change-id="ct187183120"/><text:span text:style-name="T30">4</text:span><text:change-start text:change-id="ct187186000"/><text:span text:style-name="T30">9 1577 2521634</text:span><text:change-end text:change-id="ct187186000"/></text:p>
          </table:table-cell>
        </table:table-row>
        <table:table-row table:style-name="Table2.1">
          <table:table-cell table:style-name="Table2.A1" office:value-type="string">
            <text:p text:style-name="P26">e-mail</text:p>
          </table:table-cell>
          <table:table-cell table:style-name="Table2.B1" office:value-type="string">
            <text:p text:style-name="P19"><text:change text:change-id="ct187184200"/><text:change-start text:change-id="ct187186120"/>j.albert@data-in-motion.biz<text:change-end text:change-id="ct187186120"/></text:p>
          </table:table-cell>
        </table:table-row>
        <table:table-row table:style-name="Table2.1">
          <table:table-cell table:style-name="Table2.A6" office:value-type="string">
            <text:p text:style-name="P26"/>
          </table:table-cell>
          <table:table-cell table:style-name="Table2.B6" office:value-type="string">
            <text:p text:style-name="P26"/>
          </table:table-cell>
        </table:table-row>
      </table:table>
      <text:p text:style-name="Body"/>
      <text:h text:style-name="Heading_20_2" text:outline-level="2">End of Document</text:h>
      <text:p text:style-name="Body"><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Helvetica" svg:font-family="Helvetica"/>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in" style:writing-mode="page"/>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1"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Helvetica" fo:font-family="Helvetica" style:font-name-complex="Tahoma2"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style:font-name="Helvetica" fo:font-family="Helvetica"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Helvetica" fo:font-family="Helvetica"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in" fo:margin-right="0in" fo:margin-top="0.6665in" fo:margin-bottom="0.111in" loext:contextual-spacing="false" fo:orphans="0" fo:widows="0" fo:text-indent="0in" style:auto-text-indent="false" fo:padding-left="0in" fo:padding-right="0in" fo:padding-top="0.139in" fo:padding-bottom="0.278in" fo:border-left="none" fo:border-right="none" fo:border-top="4pt solid #000000" fo:border-bottom="4pt solid #000000" fo:keep-with-next="always">
        <style:tab-stops>
          <style:tab-stop style:position="0.3937in"/>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in" fo:margin-right="0in" fo:margin-top="0.111in" fo:margin-bottom="0in" loext:contextual-spacing="false" fo:text-indent="0in" style:auto-text-indent="false" fo:padding-left="0in" fo:padding-right="0in" fo:padding-top="0.0138in" fo:padding-bottom="0in" fo:border-left="none" fo:border-right="none" fo:border-top="0.51pt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in" fo:margin-right="0in"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in" fo:margin-right="0in" fo:margin-top="0.1665in" fo:margin-bottom="0in" loext:contextual-spacing="false"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loext:contextual-spacing="false" fo:text-align="justify" style:justify-single-word="false">
        <style:tab-stops>
          <style:tab-stop style:position="3.9374in"/>
        </style:tab-stops>
      </style:paragraph-properties>
      <style:text-properties fo:color="#000000" style:font-name="Arial" fo:font-family="Arial" style:font-family-generic="swiss" style:font-pitch="variable"/>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left="0.5126in" fo:margin-right="0in" fo:margin-top="0.0835in" fo:margin-bottom="0in" loext:contextual-spacing="false"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0.5in" fo:margin-right="0in" fo:margin-top="0.1665in" fo:margin-bottom="0in" loext:contextual-spacing="false" fo:text-indent="0in" style:auto-text-indent="false">
        <style:tab-stops>
          <style:tab-stop style:position="6in"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0.9854in" fo:margin-right="0in" fo:margin-top="0.028in" fo:margin-bottom="0in" loext:contextual-spacing="false"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0.8in" fo:margin-right="0in" fo:text-indent="0in" style:auto-text-indent="false">
        <style:tab-stops>
          <style:tab-stop style:position="5.7in"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1.5752in" fo:margin-right="0in" fo:margin-top="0in" fo:margin-bottom="0.0555in" loext:contextual-spacing="false"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1.1in" fo:margin-right="0in" fo:margin-top="0in" fo:margin-bottom="0in" loext:contextual-spacing="false"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2.2457in" fo:margin-right="0in"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2.2445in" fo:margin-right="0in"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5555in" fo:margin-right="0in" fo:text-indent="0in"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0.6945in" fo:margin-right="0in" fo:text-indent="0in"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0.8335in" fo:margin-right="0in" fo:text-indent="0in"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0.972in" fo:margin-right="0in" fo:text-indent="0in"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1.111in" fo:margin-right="0in" fo:text-indent="0in"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0555in" fo:margin-bottom="0.0555in" loext: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0835in" fo:margin-bottom="0.0835in" loext: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1665in" fo:margin-bottom="0in" loext:contextual-spacing="false" style:line-height-at-least="0.2083in"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278in" fo:margin-right="0in" fo:text-indent="-0.278in" style:auto-text-indent="false"/>
    </style:style>
    <style:style style:name="Reference" style:family="paragraph" style:parent-style-name="Standard" style:list-style-name="WW8StyleNum">
      <style:paragraph-properties fo:margin-left="0.1965in" fo:margin-right="0in" fo:margin-top="0.0835in" fo:margin-bottom="0in" loext:contextual-spacing="false"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master-page-name="">
      <loext:graphic-properties draw:fill="none" draw:fill-color="#cfe7f5"/>
      <style:paragraph-properties fo:margin-left="0.3937in" fo:margin-right="0in" fo:margin-top="0in" fo:margin-bottom="0in" loext:contextual-spacing="false" fo:text-align="start" style:justify-single-word="false" fo:text-indent="0in" style:auto-text-indent="false" style:page-number="auto" fo:background-color="transparent"/>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in" fo:margin-right="0in" fo:margin-top="0.0693in" fo:margin-bottom="0.0693in" loext:contextual-spacing="false" fo:text-align="start" style:justify-single-word="false" fo:orphans="0" fo:widows="0" fo:text-indent="0in" style:auto-text-indent="false"/>
      <style:text-properties style:font-name="Arial" fo:font-family="Arial" style:font-family-generic="swiss" style:font-pitch="variable"/>
    </style:style>
    <style:style style:name="Document_20_Map" style:display-name="Document Map" style:family="paragraph" style:parent-style-name="Standard">
      <loext:graphic-properties draw:fill="solid" draw:fill-color="#000080" draw:opacity="100%"/>
      <style:paragraph-properties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Numbered_20_List" style:display-name="Numbered List" style:family="paragraph" style:parent-style-name="Body" style:next-style-name="Body" style:list-style-name="WW8Num2">
      <style:paragraph-properties fo:margin-left="0in" fo:margin-right="0in" fo:text-indent="0in" style:auto-text-indent="false"/>
    </style:style>
    <style:style style:name="Bulleted_20_List" style:display-name="Bulleted List" style:family="paragraph" style:parent-style-name="Numbered_20_List" style:next-style-name="Body" style:list-style-name="WW8Num4">
      <style:paragraph-properties fo:margin-left="0in" fo:margin-right="0in" fo:text-indent="0in" style:auto-text-indent="false"/>
    </style:style>
    <style:style style:name="Acronym" style:family="paragraph" style:parent-style-name="Body">
      <style:paragraph-properties fo:margin-left="0.5in" fo:margin-right="0in" fo:margin-top="0.0835in" fo:margin-bottom="0in" loext:contextual-spacing="false"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loext:contextual-spacing="false" fo:text-align="center" style:justify-single-word="false"/>
      <style:text-properties fo:font-size="8pt" style:font-size-asian="8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1"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Source_20_Text" style:display-name="Source Text"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letyp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Endnote_20_Symbol" style:display-name="Endnote Symbol" style:family="text"/>
    <style:style style:name="Exampl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margin-top="0.111in" fo:margin-bottom="0in" loext:contextual-spacing="false"/>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21">
      <number:year number:style="long"/>
    </number:date-style>
  </office:automatic-styles>
  <office:master-styles>
    <style:master-page style:name="Standard" style:page-layout-name="Mpm1">
      <style:header>
        <text:p text:style-name="Header"><draw:frame draw:style-name="Mfr1" draw:name="graphics2" text:anchor-type="paragraph" svg:x="0.0091in" svg:y="-0.0016in" svg:width="0.95in" svg:height="0.4201in" draw:z-index="5"><draw:image xlink:href="Pictures/1000020100000427000001D8F15A104ED15BFC5C.png" xlink:type="simple" xlink:show="embed" xlink:actuate="onLoad" loext:mime-type="image/png"/></draw:frame><text:tab/><text:user-defined style:data-style-name="N0" text:name="RFP Title">RFP-193-Condition-Service</text:user-defined><text:tab/>Page <text:page-number text:select-page="current">4</text:page-number><text:s/>of <text:page-count style:num-format="1">6</text:page-count></text:p>
        <text:p text:style-name="Header"/>
        <text:p text:style-name="Header"><text:tab/>Draft<text:tab/><text:modification-date style:data-style-name="N76">January 29, 2019</text:modification-date></text:p>
      </style:header>
      <style:footer>
        <text:p text:style-name="Footer">Copyright © <text:user-defined style:data-style-name="N0" text:name="Company">OSGi Alliance</text:user-defined><text:s text:c="2"/><text:modification-date style:data-style-name="N121">2019</text:modification-date><text:tab/>All Rights Reserved</text:p>
      </style:footer>
    </style:master-page>
    <style:master-page style:name="First_20_Page" style:display-name="First Page" style:page-layout-name="Mpm1" style:next-style-name="Standard">
      <style:header>
        <text:p text:style-name="MP1"/>
      </style:header>
      <style:footer>
        <text:p text:style-name="Legals">Copyright © <text:user-defined style:data-style-name="N0" text:name="Company">OSGi Alliance</text:user-defined><text:s/><text:modification-date style:data-style-name="N121">2019</text:modification-date>.</text:p>
        <text:p text:style-name="Legals">All company, brand and product names contained within this document may be trademarks that are the sole property of the respective owners.</text:p>
        <text:p text:style-name="Legals">The above notice must be included on all copies of this document that are made.</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1.2$Windows_x86 LibreOffice_project/ea7cb86e6eeb2bf3a5af73a8f7777ac570321527</meta:generator>
    <meta:creation-date>2014-11-24T08:46:41</meta:creation-date>
    <meta:editing-cycles>48</meta:editing-cycles>
    <meta:editing-duration>PT20H18M33S</meta:editing-duration>
    <meta:initial-creator>Peter Kriens</meta:initial-creator>
    <dc:date>2019-01-29T12:11:28.489000000</dc:date>
    <meta:document-statistic meta:table-count="2" meta:image-count="3" meta:object-count="0" meta:page-count="6" meta:paragraph-count="101" meta:word-count="1194" meta:character-count="7485" meta:non-whitespace-character-count="6379"/>
    <meta:user-defined meta:name="Company">OSGi Alliance</meta:user-defined>
    <meta:user-defined meta:name="Info 3"/>
    <meta:user-defined meta:name="Info 4"/>
    <meta:user-defined meta:name="RFP Title">RFP-193-Condition-Service</meta:user-defined>
  </office:meta>
</office:document-meta>
</file>